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yntax">
      <style:text-properties officeooo:rsid="0022eb3d" officeooo:paragraph-rsid="0022eb3d"/>
    </style:style>
    <style:style style:name="P2" style:family="paragraph" style:parent-style-name="Syntax">
      <style:text-properties officeooo:rsid="00269f44" officeooo:paragraph-rsid="00269f44"/>
    </style:style>
    <style:style style:name="P3" style:family="paragraph" style:parent-style-name="Syntax">
      <style:text-properties fo:font-weight="bold" style:font-weight-asian="bold" style:font-weight-complex="bold"/>
    </style:style>
    <style:style style:name="P4" style:family="paragraph" style:parent-style-name="Syntax">
      <style:text-properties fo:font-weight="bold" officeooo:rsid="00269f44" officeooo:paragraph-rsid="00269f44" style:font-weight-asian="bold" style:font-weight-complex="bold"/>
    </style:style>
    <style:style style:name="P5" style:family="paragraph" style:parent-style-name="Syntax">
      <style:text-properties fo:font-weight="bold" officeooo:rsid="002760e2" officeooo:paragraph-rsid="002760e2" style:font-weight-asian="bold" style:font-weight-complex="bold"/>
    </style:style>
    <style:style style:name="P6" style:family="paragraph" style:parent-style-name="Syntax">
      <style:text-properties fo:font-weight="bold" officeooo:rsid="0036c0d8" officeooo:paragraph-rsid="0036c0d8" style:font-weight-asian="bold" style:font-weight-complex="bold"/>
    </style:style>
    <style:style style:name="P7" style:family="paragraph" style:parent-style-name="Syntax">
      <style:text-properties fo:font-weight="bold" officeooo:rsid="0037d47d" officeooo:paragraph-rsid="0037d47d" style:font-weight-asian="bold" style:font-weight-complex="bold"/>
    </style:style>
    <style:style style:name="P8" style:family="paragraph" style:parent-style-name="Syntax">
      <style:text-properties officeooo:paragraph-rsid="00269f44"/>
    </style:style>
    <style:style style:name="P9" style:family="paragraph" style:parent-style-name="Syntax">
      <style:text-properties officeooo:rsid="002760e2" officeooo:paragraph-rsid="002760e2"/>
    </style:style>
    <style:style style:name="P10" style:family="paragraph" style:parent-style-name="Syntax">
      <style:text-properties fo:font-size="9.5pt" style:font-size-asian="9.5pt" style:font-size-complex="9.5pt"/>
    </style:style>
    <style:style style:name="P11" style:family="paragraph" style:parent-style-name="Syntax">
      <style:text-properties fo:font-size="9.5pt" fo:font-weight="bold" officeooo:rsid="0037d47d" officeooo:paragraph-rsid="0037d47d" style:font-size-asian="9.5pt" style:font-weight-asian="bold" style:font-size-complex="9.5pt" style:font-weight-complex="bold"/>
    </style:style>
    <style:style style:name="P12" style:family="paragraph" style:parent-style-name="Syntax">
      <style:text-properties fo:font-size="8.5pt" style:font-size-asian="8.5pt" style:font-size-complex="8.5pt"/>
    </style:style>
    <style:style style:name="P13" style:family="paragraph" style:parent-style-name="Syntax">
      <style:text-properties fo:font-size="8.5pt" fo:font-weight="bold" officeooo:rsid="0037d47d" officeooo:paragraph-rsid="0037d47d" style:font-size-asian="8.5pt" style:font-weight-asian="bold" style:font-size-complex="8.5pt" style:font-weight-complex="bold"/>
    </style:style>
    <style:style style:name="P14" style:family="paragraph" style:parent-style-name="Syntax">
      <style:text-properties officeooo:paragraph-rsid="00368672"/>
    </style:style>
    <style:style style:name="P15" style:family="paragraph" style:parent-style-name="Syntax">
      <style:text-properties fo:font-size="18pt" officeooo:rsid="002939df" officeooo:paragraph-rsid="00368e1c"/>
    </style:style>
    <style:style style:name="P16" style:family="paragraph" style:parent-style-name="Syntax">
      <style:text-properties officeooo:paragraph-rsid="00368e1c"/>
    </style:style>
    <style:style style:name="P17" style:family="paragraph" style:parent-style-name="Standard">
      <style:paragraph-properties fo:text-align="center" style:justify-single-word="false"/>
      <style:text-properties fo:font-size="34pt" officeooo:rsid="00321125" officeooo:paragraph-rsid="00321125"/>
    </style:style>
    <style:style style:name="P18" style:family="paragraph" style:parent-style-name="Text_20_body">
      <style:text-properties fo:font-size="18pt" fo:font-weight="normal" officeooo:rsid="002ad8d5" officeooo:paragraph-rsid="002ad8d5" style:font-size-asian="28pt" style:font-weight-asian="normal" style:font-size-complex="28pt" style:font-weight-complex="normal"/>
    </style:style>
    <style:style style:name="P19" style:family="paragraph" style:parent-style-name="Text_20_body">
      <style:text-properties fo:font-size="18pt" officeooo:rsid="002939df" officeooo:paragraph-rsid="00368e1c"/>
    </style:style>
    <style:style style:name="P20" style:family="paragraph" style:parent-style-name="Text_20_body">
      <style:text-properties fo:font-size="8pt" officeooo:rsid="002939df" officeooo:paragraph-rsid="002939df"/>
    </style:style>
    <style:style style:name="P21" style:family="paragraph" style:parent-style-name="Text_20_body">
      <style:text-properties style:font-name="Liberation Sans" fo:font-size="18pt" fo:font-weight="normal" officeooo:rsid="001c2e13" officeooo:paragraph-rsid="001c2e13" style:font-name-asian="Noto Sans CJK SC" style:font-size-asian="28pt" style:font-weight-asian="normal" style:font-name-complex="Lohit Devanagari" style:font-size-complex="28pt" style:font-weight-complex="normal"/>
    </style:style>
    <style:style style:name="P22" style:family="paragraph" style:parent-style-name="Text_20_body">
      <style:text-properties style:font-name="Liberation Sans" fo:font-size="18pt" fo:font-weight="normal" officeooo:rsid="002ad8d5" officeooo:paragraph-rsid="002ad8d5" style:font-name-asian="Noto Sans CJK SC" style:font-size-asian="28pt" style:font-weight-asian="normal" style:font-name-complex="Lohit Devanagari" style:font-size-complex="28pt" style:font-weight-complex="normal"/>
    </style:style>
    <style:style style:name="P23" style:family="paragraph" style:parent-style-name="Text_20_body">
      <style:text-properties style:font-name="Liberation Sans" fo:font-size="18pt" fo:font-weight="normal" officeooo:rsid="002e4230" officeooo:paragraph-rsid="002e4230" style:font-name-asian="Noto Sans CJK SC" style:font-size-asian="28pt" style:font-weight-asian="normal" style:font-name-complex="Lohit Devanagari" style:font-size-complex="28pt" style:font-weight-complex="normal"/>
    </style:style>
    <style:style style:name="P24" style:family="paragraph" style:parent-style-name="Text_20_body">
      <style:text-properties style:font-name="Liberation Sans" fo:font-size="18pt" fo:font-weight="normal" officeooo:rsid="002f0d46" officeooo:paragraph-rsid="002e4230" style:font-name-asian="Noto Sans CJK SC" style:font-size-asian="28pt" style:font-weight-asian="normal" style:font-name-complex="Lohit Devanagari" style:font-size-complex="28pt" style:font-weight-complex="normal"/>
    </style:style>
    <style:style style:name="P25" style:family="paragraph" style:parent-style-name="Text_20_body">
      <style:text-properties style:font-name="Liberation Sans" fo:font-size="18pt" fo:font-weight="normal" officeooo:rsid="00368672" officeooo:paragraph-rsid="002e4230" style:font-name-asian="Noto Sans CJK SC" style:font-size-asian="28pt" style:font-weight-asian="normal" style:font-name-complex="Lohit Devanagari" style:font-size-complex="28pt" style:font-weight-complex="normal"/>
    </style:style>
    <style:style style:name="P26" style:family="paragraph" style:parent-style-name="Title">
      <style:paragraph-properties fo:break-before="page"/>
      <style:text-properties style:font-name="Liberation Sans" fo:font-size="28pt" fo:font-weight="bold" officeooo:rsid="001c2e13" officeooo:paragraph-rsid="001c2e13" style:font-name-asian="Noto Sans CJK SC" style:font-size-asian="28pt" style:font-weight-asian="bold" style:font-name-complex="Lohit Devanagari" style:font-size-complex="28pt" style:font-weight-complex="bold"/>
    </style:style>
    <style:style style:name="P27" style:family="paragraph" style:parent-style-name="Title">
      <style:paragraph-properties fo:break-before="page"/>
      <style:text-properties officeooo:paragraph-rsid="0024c8d6"/>
    </style:style>
    <style:style style:name="P28" style:family="paragraph" style:parent-style-name="Title">
      <style:paragraph-properties fo:break-before="page"/>
      <style:text-properties officeooo:paragraph-rsid="001cfce4"/>
    </style:style>
    <style:style style:name="P29" style:family="paragraph" style:parent-style-name="Title">
      <style:paragraph-properties fo:break-before="page"/>
      <style:text-properties officeooo:paragraph-rsid="001d423f"/>
    </style:style>
    <style:style style:name="P30" style:family="paragraph" style:parent-style-name="Title">
      <style:paragraph-properties fo:break-before="page"/>
      <style:text-properties officeooo:rsid="0030dc0a" officeooo:paragraph-rsid="0030dc0a"/>
    </style:style>
    <style:style style:name="P31" style:family="paragraph" style:parent-style-name="Title">
      <style:paragraph-properties fo:break-before="page"/>
      <style:text-properties officeooo:rsid="0032c783" officeooo:paragraph-rsid="0032c783"/>
    </style:style>
    <style:style style:name="P32" style:family="paragraph" style:parent-style-name="Title">
      <style:paragraph-properties fo:break-before="page"/>
      <style:text-properties officeooo:paragraph-rsid="001bab0e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style:font-name="Liberation Sans" fo:font-size="13pt" fo:font-weight="bold" officeooo:rsid="0024c8d6" officeooo:paragraph-rsid="0024c8d6" style:font-name-asian="Noto Sans CJK SC" style:font-size-asian="11.3500003814697pt" style:font-weight-asian="bold" style:font-name-complex="Lohit Devanagari" style:font-size-complex="13pt" style:font-weight-complex="bold"/>
    </style:style>
    <style:style style:name="P34" style:family="paragraph" style:parent-style-name="Text_20_body">
      <style:paragraph-properties fo:margin-top="0.0398in" fo:margin-bottom="0.1366in" style:contextual-spacing="false"/>
      <style:text-properties fo:font-size="18pt" fo:font-weight="bold" officeooo:rsid="002760e2" officeooo:paragraph-rsid="002760e2" style:font-weight-asian="bold" style:font-weight-complex="bold"/>
    </style:style>
    <style:style style:name="P35" style:family="paragraph" style:parent-style-name="Preformatted_20_Text" style:list-style-name="L3"/>
    <style:style style:name="P36" style:family="paragraph" style:parent-style-name="Standard">
      <style:paragraph-properties fo:text-align="center" style:justify-single-word="false"/>
      <style:text-properties fo:font-size="46pt" officeooo:rsid="00321125" officeooo:paragraph-rsid="00321125"/>
    </style:style>
    <style:style style:name="P37" style:family="paragraph" style:parent-style-name="Standard">
      <style:paragraph-properties fo:text-align="center" style:justify-single-word="false"/>
      <style:text-properties fo:font-size="10pt" officeooo:rsid="004353af" officeooo:paragraph-rsid="004353af" style:font-size-asian="8.75pt" style:font-size-complex="10pt"/>
    </style:style>
    <style:style style:name="P38" style:family="paragraph" style:parent-style-name="Standard">
      <style:paragraph-properties fo:text-align="center" style:justify-single-word="false"/>
      <style:text-properties fo:font-size="26pt" officeooo:rsid="004b4339" officeooo:paragraph-rsid="004b4339" style:font-size-asian="26pt" style:font-size-complex="26pt"/>
    </style:style>
    <style:style style:name="P39" style:family="paragraph" style:parent-style-name="Syntax">
      <style:text-properties officeooo:rsid="0040af84" officeooo:paragraph-rsid="0040af84"/>
    </style:style>
    <style:style style:name="P40" style:family="paragraph" style:parent-style-name="Syntax">
      <style:text-properties officeooo:paragraph-rsid="0036c0d8"/>
    </style:style>
    <style:style style:name="P41" style:family="paragraph" style:parent-style-name="Syntax">
      <style:text-properties officeooo:rsid="0036c0d8" officeooo:paragraph-rsid="0036c0d8"/>
    </style:style>
    <style:style style:name="P42" style:family="paragraph" style:parent-style-name="Syntax">
      <style:paragraph-properties fo:break-before="page"/>
    </style:style>
    <style:style style:name="P43" style:family="paragraph" style:parent-style-name="Text_20_body" style:list-style-name="L1">
      <style:text-properties fo:font-size="14pt" officeooo:rsid="0030dc0a" officeooo:paragraph-rsid="0030dc0a" style:font-size-asian="14pt" style:font-size-complex="14pt"/>
    </style:style>
    <style:style style:name="P44" style:family="paragraph" style:parent-style-name="Text_20_body" style:list-style-name="L5">
      <style:text-properties fo:font-size="14pt" officeooo:rsid="00396c37" officeooo:paragraph-rsid="00396c37"/>
    </style:style>
    <style:style style:name="P45" style:family="paragraph" style:parent-style-name="Text_20_body" style:list-style-name="L6">
      <style:text-properties fo:font-size="14pt" officeooo:rsid="003a1850" officeooo:paragraph-rsid="003a1850"/>
    </style:style>
    <style:style style:name="P46" style:family="paragraph" style:parent-style-name="Text_20_body" style:list-style-name="L1">
      <style:text-properties style:font-name="Liberation Sans" fo:font-size="16pt" fo:font-weight="normal" officeooo:rsid="0030dc0a" officeooo:paragraph-rsid="0030dc0a" style:font-name-asian="Noto Sans CJK SC" style:font-size-asian="16pt" style:font-weight-asian="normal" style:font-name-complex="Lohit Devanagari" style:font-size-complex="16pt" style:font-weight-complex="normal"/>
    </style:style>
    <style:style style:name="P47" style:family="paragraph" style:parent-style-name="Text_20_body" style:list-style-name="L1">
      <style:text-properties style:font-name="Liberation Sans" fo:font-size="16pt" fo:font-weight="normal" officeooo:rsid="0036c0d8" officeooo:paragraph-rsid="0036c0d8" style:font-name-asian="Noto Sans CJK SC" style:font-size-asian="16pt" style:font-weight-asian="normal" style:font-name-complex="Lohit Devanagari" style:font-size-complex="16pt" style:font-weight-complex="normal"/>
    </style:style>
    <style:style style:name="P48" style:family="paragraph" style:parent-style-name="Text_20_body" style:list-style-name="L1">
      <style:text-properties style:font-name="Liberation Sans" fo:font-size="16pt" fo:font-weight="normal" officeooo:rsid="00321125" officeooo:paragraph-rsid="00321125" style:font-name-asian="Noto Sans CJK SC" style:font-size-asian="16pt" style:font-weight-asian="normal" style:font-name-complex="Lohit Devanagari" style:font-size-complex="16pt" style:font-weight-complex="normal"/>
    </style:style>
    <style:style style:name="P49" style:family="paragraph" style:parent-style-name="Text_20_body" style:list-style-name="L2">
      <style:text-properties style:font-name="Liberation Sans" fo:font-size="16pt" fo:font-weight="normal" officeooo:rsid="00269f44" officeooo:paragraph-rsid="00269f44" style:font-name-asian="Noto Sans CJK SC" style:font-size-asian="16pt" style:font-weight-asian="normal" style:font-name-complex="Lohit Devanagari" style:font-size-complex="16pt" style:font-weight-complex="normal"/>
    </style:style>
    <style:style style:name="P50" style:family="paragraph" style:parent-style-name="Text_20_body" style:list-style-name="L11">
      <style:text-properties style:font-name="Liberation Sans" fo:font-size="16pt" fo:font-weight="normal" officeooo:rsid="002e4230" officeooo:paragraph-rsid="002e4230" style:font-name-asian="Noto Sans CJK SC" style:font-size-asian="28pt" style:font-weight-asian="normal" style:font-name-complex="Lohit Devanagari" style:font-size-complex="28pt" style:font-weight-complex="normal"/>
    </style:style>
    <style:style style:name="P51" style:family="paragraph" style:parent-style-name="Text_20_body">
      <style:text-properties style:font-name="Liberation Sans" fo:font-size="16pt" fo:font-weight="normal" officeooo:rsid="00368672" officeooo:paragraph-rsid="00368672" style:font-name-asian="Noto Sans CJK SC" style:font-size-asian="28pt" style:font-weight-asian="normal" style:font-name-complex="Lohit Devanagari" style:font-size-complex="28pt" style:font-weight-complex="normal"/>
    </style:style>
    <style:style style:name="P52" style:family="paragraph" style:parent-style-name="Text_20_body" style:list-style-name="L1">
      <style:text-properties style:font-name="Liberation Sans" fo:font-size="14pt" fo:font-weight="normal" officeooo:rsid="00321125" officeooo:paragraph-rsid="00321125" style:font-name-asian="Noto Sans CJK SC" style:font-size-asian="16pt" style:font-weight-asian="normal" style:font-name-complex="Lohit Devanagari" style:font-size-complex="16pt" style:font-weight-complex="normal"/>
    </style:style>
    <style:style style:name="P53" style:family="paragraph" style:parent-style-name="Text_20_body" style:list-style-name="L1">
      <style:text-properties style:font-name="Liberation Sans" fo:font-size="14pt" fo:font-weight="normal" officeooo:rsid="0030dc0a" officeooo:paragraph-rsid="0030dc0a" style:font-name-asian="Noto Sans CJK SC" style:font-size-asian="14pt" style:font-weight-asian="normal" style:font-name-complex="Lohit Devanagari" style:font-size-complex="14pt" style:font-weight-complex="normal"/>
    </style:style>
    <style:style style:name="P54" style:family="paragraph" style:parent-style-name="Text_20_body">
      <style:text-properties style:font-name="Liberation Sans" fo:font-size="14pt" fo:font-weight="normal" officeooo:rsid="0040af84" officeooo:paragraph-rsid="0040af84" style:font-name-asian="Noto Sans CJK SC" style:font-size-asian="14pt" style:font-weight-asian="normal" style:font-name-complex="Lohit Devanagari" style:font-size-complex="14pt" style:font-weight-complex="normal"/>
    </style:style>
    <style:style style:name="P55" style:family="paragraph" style:parent-style-name="Text_20_body" style:list-style-name="L12">
      <style:text-properties style:font-name="Liberation Sans" fo:font-size="14pt" fo:font-weight="normal" officeooo:rsid="003a94bc" officeooo:paragraph-rsid="003a94bc" style:font-name-asian="Noto Sans CJK SC" style:font-size-asian="28pt" style:font-weight-asian="normal" style:font-name-complex="Lohit Devanagari" style:font-size-complex="28pt" style:font-weight-complex="normal"/>
    </style:style>
    <style:style style:name="P56" style:family="paragraph" style:parent-style-name="Text_20_body" style:list-style-name="L10">
      <style:text-properties style:font-name="Liberation Sans" fo:font-size="14pt" fo:font-weight="bold" officeooo:rsid="002c99f1" officeooo:paragraph-rsid="002c99f1" style:font-name-asian="Noto Sans CJK SC" style:font-size-asian="28pt" style:font-weight-asian="bold" style:font-name-complex="Lohit Devanagari" style:font-size-complex="28pt" style:font-weight-complex="bold"/>
    </style:style>
    <style:style style:name="P57" style:family="paragraph" style:parent-style-name="Text_20_body" style:list-style-name="L8">
      <style:text-properties style:font-name="Liberation Sans" fo:font-size="22pt" fo:font-weight="bold" officeooo:rsid="001c2e13" officeooo:paragraph-rsid="001cfce4" style:font-name-asian="Noto Sans CJK SC" style:font-size-asian="28pt" style:font-weight-asian="bold" style:font-name-complex="Lohit Devanagari" style:font-size-complex="28pt" style:font-weight-complex="bold"/>
    </style:style>
    <style:style style:name="P58" style:family="paragraph" style:parent-style-name="Text_20_body" style:list-style-name="L8">
      <style:text-properties style:font-name="Liberation Sans" fo:font-size="12pt" fo:font-weight="bold" officeooo:rsid="003a1850" officeooo:paragraph-rsid="003a1850" style:font-name-asian="Noto Sans CJK SC" style:font-size-asian="28pt" style:font-weight-asian="bold" style:font-name-complex="Lohit Devanagari" style:font-size-complex="28pt" style:font-weight-complex="bold"/>
    </style:style>
    <style:style style:name="P59" style:family="paragraph" style:parent-style-name="Text_20_body" style:list-style-name="L8">
      <style:text-properties style:font-name="Liberation Sans" fo:font-size="12pt" fo:font-weight="normal" officeooo:rsid="00396c37" officeooo:paragraph-rsid="00396c37" style:font-name-asian="Noto Sans CJK SC" style:font-size-asian="28pt" style:font-weight-asian="normal" style:font-name-complex="Lohit Devanagari" style:font-size-complex="28pt" style:font-weight-complex="normal"/>
    </style:style>
    <style:style style:name="P60" style:family="paragraph" style:parent-style-name="Text_20_body" style:list-style-name="L8">
      <style:text-properties style:font-name="Liberation Sans" fo:font-size="12pt" fo:font-weight="normal" officeooo:rsid="003a1850" officeooo:paragraph-rsid="003a1850" style:font-name-asian="Noto Sans CJK SC" style:font-size-asian="28pt" style:font-weight-asian="normal" style:font-name-complex="Lohit Devanagari" style:font-size-complex="28pt" style:font-weight-complex="normal"/>
    </style:style>
    <style:style style:name="P61" style:family="paragraph" style:parent-style-name="Text_20_body" style:list-style-name="L8">
      <style:text-properties style:font-name="Liberation Sans" fo:font-size="12pt" fo:font-weight="normal" officeooo:rsid="003a94bc" officeooo:paragraph-rsid="003a94bc" style:font-name-asian="Noto Sans CJK SC" style:font-size-asian="28pt" style:font-weight-asian="normal" style:font-name-complex="Lohit Devanagari" style:font-size-complex="28pt" style:font-weight-complex="normal"/>
    </style:style>
    <style:style style:name="P62" style:family="paragraph" style:parent-style-name="Text_20_body" style:list-style-name="L12">
      <style:text-properties style:font-name="Liberation Sans" fo:font-size="12pt" fo:font-weight="normal" officeooo:rsid="003a94bc" officeooo:paragraph-rsid="003a94bc" style:font-name-asian="Noto Sans CJK SC" style:font-size-asian="28pt" style:font-weight-asian="normal" style:font-name-complex="Lohit Devanagari" style:font-size-complex="28pt" style:font-weight-complex="normal"/>
    </style:style>
    <style:style style:name="P63" style:family="paragraph" style:parent-style-name="Text_20_body" style:list-style-name="L9">
      <style:text-properties style:font-name="Liberation Sans" fo:font-size="18pt" fo:font-weight="normal" officeooo:rsid="002ad8d5" officeooo:paragraph-rsid="002ad8d5" style:font-name-asian="Noto Sans CJK SC" style:font-size-asian="28pt" style:font-weight-asian="normal" style:font-name-complex="Lohit Devanagari" style:font-size-complex="28pt" style:font-weight-complex="normal"/>
    </style:style>
    <style:style style:name="P64" style:family="paragraph" style:parent-style-name="Text_20_body">
      <style:text-properties style:font-name="Liberation Sans" fo:font-size="18pt" fo:font-weight="normal" officeooo:rsid="002ad8d5" officeooo:paragraph-rsid="002ad8d5" style:font-name-asian="Noto Sans CJK SC" style:font-size-asian="28pt" style:font-weight-asian="normal" style:font-name-complex="Lohit Devanagari" style:font-size-complex="28pt" style:font-weight-complex="normal"/>
    </style:style>
    <style:style style:name="P65" style:family="paragraph" style:parent-style-name="Text_20_body" style:list-style-name="">
      <style:paragraph-properties fo:line-height="115%"/>
      <style:text-properties style:font-name="Liberation Sans" fo:font-size="18pt" fo:font-weight="normal" officeooo:rsid="002ad8d5" officeooo:paragraph-rsid="002ad8d5" style:font-name-asian="Noto Sans CJK SC" style:font-size-asian="28pt" style:font-weight-asian="normal" style:font-name-complex="Lohit Devanagari" style:font-size-complex="28pt" style:font-weight-complex="normal"/>
    </style:style>
    <style:style style:name="P66" style:family="paragraph" style:parent-style-name="Text_20_body" style:list-style-name="L13">
      <style:text-properties style:font-name="Liberation Sans" fo:font-size="18pt" fo:font-weight="normal" officeooo:rsid="002e4230" officeooo:paragraph-rsid="002e4230" style:font-name-asian="Noto Sans CJK SC" style:font-size-asian="28pt" style:font-weight-asian="normal" style:font-name-complex="Lohit Devanagari" style:font-size-complex="28pt" style:font-weight-complex="normal"/>
    </style:style>
    <style:style style:name="P67" style:family="paragraph" style:parent-style-name="Text_20_body" style:list-style-name="">
      <style:paragraph-properties fo:line-height="115%"/>
      <style:text-properties style:font-name="Liberation Sans" fo:font-size="18pt" fo:font-weight="normal" officeooo:rsid="002e4230" officeooo:paragraph-rsid="002e4230" style:font-name-asian="Noto Sans CJK SC" style:font-size-asian="28pt" style:font-weight-asian="normal" style:font-name-complex="Lohit Devanagari" style:font-size-complex="28pt" style:font-weight-complex="normal"/>
    </style:style>
    <style:style style:name="P68" style:family="paragraph" style:parent-style-name="Text_20_body">
      <style:text-properties style:font-name="Liberation Sans" fo:font-size="18pt" fo:font-weight="normal" officeooo:rsid="002e4230" officeooo:paragraph-rsid="002e4230" style:font-name-asian="Noto Sans CJK SC" style:font-size-asian="28pt" style:font-weight-asian="normal" style:font-name-complex="Lohit Devanagari" style:font-size-complex="28pt" style:font-weight-complex="normal"/>
    </style:style>
    <style:style style:name="P69" style:family="paragraph" style:parent-style-name="Text_20_body">
      <style:text-properties style:font-name="Liberation Sans" fo:font-size="18pt" fo:font-weight="normal" officeooo:rsid="001c2e13" officeooo:paragraph-rsid="001c2e13" style:font-name-asian="Noto Sans CJK SC" style:font-size-asian="28pt" style:font-weight-asian="normal" style:font-name-complex="Lohit Devanagari" style:font-size-complex="28pt" style:font-weight-complex="normal"/>
    </style:style>
    <style:style style:name="P70" style:family="paragraph" style:parent-style-name="Text_20_body">
      <style:text-properties style:font-name="Liberation Sans" fo:font-size="18pt" fo:font-weight="normal" officeooo:rsid="0040af84" officeooo:paragraph-rsid="0040af84" style:font-name-asian="Noto Sans CJK SC" style:font-size-asian="28pt" style:font-weight-asian="normal" style:font-name-complex="Lohit Devanagari" style:font-size-complex="28pt" style:font-weight-complex="normal"/>
    </style:style>
    <style:style style:name="P71" style:family="paragraph" style:parent-style-name="Text_20_body">
      <style:text-properties style:font-name="Liberation Sans" fo:font-size="18pt" fo:font-weight="normal" officeooo:rsid="00368672" officeooo:paragraph-rsid="002e4230" style:font-name-asian="Noto Sans CJK SC" style:font-size-asian="28pt" style:font-weight-asian="normal" style:font-name-complex="Lohit Devanagari" style:font-size-complex="28pt" style:font-weight-complex="normal"/>
    </style:style>
    <style:style style:name="P72" style:family="paragraph" style:parent-style-name="Text_20_body">
      <style:text-properties style:font-name="Liberation Sans" fo:font-size="18pt" fo:font-weight="bold" officeooo:rsid="003c31fa" officeooo:paragraph-rsid="003c31fa" style:font-name-asian="Noto Sans CJK SC" style:font-size-asian="28pt" style:font-weight-asian="bold" style:font-name-complex="Lohit Devanagari" style:font-size-complex="28pt" style:font-weight-complex="bold"/>
    </style:style>
    <style:style style:name="P73" style:family="paragraph" style:parent-style-name="Text_20_body" style:list-style-name="L1">
      <style:text-properties fo:font-size="12pt" officeooo:paragraph-rsid="0030dc0a" style:font-size-asian="16pt" style:font-size-complex="16pt"/>
    </style:style>
    <style:style style:name="P74" style:family="paragraph" style:parent-style-name="Text_20_body" style:list-style-name="L2">
      <style:text-properties fo:font-size="16pt" fo:font-weight="normal" officeooo:rsid="00269f44" officeooo:paragraph-rsid="00269f44" style:font-size-asian="16pt" style:font-weight-asian="normal" style:font-size-complex="16pt" style:font-weight-complex="normal"/>
    </style:style>
    <style:style style:name="P75" style:family="paragraph" style:parent-style-name="Text_20_body" style:list-style-name="L6">
      <style:text-properties officeooo:rsid="00396c37" officeooo:paragraph-rsid="00396c37"/>
    </style:style>
    <style:style style:name="P76" style:family="paragraph" style:parent-style-name="Text_20_body" style:list-style-name="L7">
      <style:text-properties officeooo:paragraph-rsid="00368e1c"/>
    </style:style>
    <style:style style:name="P77" style:family="paragraph" style:parent-style-name="Text_20_body" style:list-style-name="L7">
      <style:text-properties fo:font-size="18pt" officeooo:rsid="002939df" officeooo:paragraph-rsid="00368e1c"/>
    </style:style>
    <style:style style:name="P78" style:family="paragraph" style:parent-style-name="Text_20_body" style:list-style-name="">
      <style:paragraph-properties fo:line-height="115%"/>
      <style:text-properties fo:font-size="18pt" fo:font-weight="normal" officeooo:rsid="002ad8d5" officeooo:paragraph-rsid="002ad8d5" style:font-size-asian="28pt" style:font-weight-asian="normal" style:font-size-complex="28pt" style:font-weight-complex="normal"/>
    </style:style>
    <style:style style:name="P79" style:family="paragraph" style:parent-style-name="Text_20_body" style:list-style-name="">
      <style:paragraph-properties fo:line-height="115%"/>
      <style:text-properties fo:font-size="18pt" fo:font-weight="normal" officeooo:rsid="002e4230" officeooo:paragraph-rsid="002e4230" style:font-size-asian="28pt" style:font-weight-asian="normal" style:font-size-complex="28pt" style:font-weight-complex="normal"/>
    </style:style>
    <style:style style:name="P80" style:family="paragraph" style:parent-style-name="Text_20_body">
      <style:text-properties fo:font-size="18pt" fo:font-weight="normal" officeooo:rsid="002e4230" officeooo:paragraph-rsid="002e4230" style:font-size-asian="28pt" style:font-weight-asian="normal" style:font-size-complex="28pt" style:font-weight-complex="normal"/>
    </style:style>
    <style:style style:name="P81" style:family="paragraph" style:parent-style-name="Text_20_body" style:list-style-name="L3">
      <style:paragraph-properties fo:margin-top="0.0791in" fo:margin-bottom="0.1764in" style:contextual-spacing="false"/>
      <style:text-properties fo:font-size="18pt"/>
    </style:style>
    <style:style style:name="P82" style:family="paragraph" style:parent-style-name="Text_20_body" style:list-style-name="L3">
      <style:paragraph-properties fo:margin-top="0in" fo:margin-bottom="0.0972in" style:contextual-spacing="false"/>
      <style:text-properties fo:font-size="18pt" officeooo:rsid="002760e2" officeooo:paragraph-rsid="002760e2"/>
    </style:style>
    <style:style style:name="P83" style:family="paragraph" style:parent-style-name="Text_20_body" style:list-style-name="L3">
      <style:paragraph-properties fo:margin-top="0.0398in" fo:margin-bottom="0.1366in" style:contextual-spacing="false"/>
      <style:text-properties fo:font-size="18pt" fo:font-weight="normal" officeooo:rsid="002760e2" officeooo:paragraph-rsid="002760e2" style:font-weight-asian="normal" style:font-weight-complex="normal"/>
    </style:style>
    <style:style style:name="P84" style:family="paragraph" style:parent-style-name="Text_20_body" style:list-style-name="L3">
      <style:paragraph-properties fo:margin-top="0.0398in" fo:margin-bottom="0.1366in" style:contextual-spacing="false"/>
      <style:text-properties fo:font-size="18pt" officeooo:rsid="002760e2" officeooo:paragraph-rsid="004e226e"/>
    </style:style>
    <style:style style:name="P85" style:family="paragraph" style:parent-style-name="Text_20_body" style:list-style-name="L3">
      <style:paragraph-properties fo:margin-top="0in" fo:margin-bottom="0in" style:contextual-spacing="false"/>
      <style:text-properties fo:font-size="18pt" fo:font-weight="normal" officeooo:rsid="0028d6dd" officeooo:paragraph-rsid="0028d6dd" style:font-weight-asian="normal" style:font-weight-complex="normal"/>
    </style:style>
    <style:style style:name="P86" style:family="paragraph" style:parent-style-name="Text_20_body" style:list-style-name="L3">
      <style:paragraph-properties fo:margin-top="0.0791in" fo:margin-bottom="0.0791in" style:contextual-spacing="false"/>
      <style:text-properties fo:font-size="16pt" fo:font-weight="normal" officeooo:rsid="0028d6dd" officeooo:paragraph-rsid="0028d6dd" style:font-weight-asian="normal" style:font-weight-complex="normal"/>
    </style:style>
    <style:style style:name="P87" style:family="paragraph" style:parent-style-name="Text_20_body" style:list-style-name="L4">
      <style:paragraph-properties fo:margin-top="0.1583in" fo:margin-bottom="0.1764in" style:contextual-spacing="false" fo:line-height="100%"/>
      <style:text-properties fo:font-size="18pt" fo:font-weight="normal" officeooo:rsid="0028d6dd" officeooo:paragraph-rsid="0028d6dd" style:font-weight-asian="normal" style:font-weight-complex="normal"/>
    </style:style>
    <style:style style:name="P88" style:family="paragraph" style:parent-style-name="Text_20_body" style:list-style-name="L4">
      <style:paragraph-properties fo:margin-top="0.1583in" fo:margin-bottom="0.1764in" style:contextual-spacing="false" fo:line-height="100%"/>
      <style:text-properties fo:font-size="18pt" fo:font-weight="normal" officeooo:rsid="00396c37" officeooo:paragraph-rsid="00396c37" style:font-weight-asian="normal" style:font-weight-complex="normal"/>
    </style:style>
    <style:style style:name="P89" style:family="paragraph" style:parent-style-name="Text_20_body" style:list-style-name="L4">
      <style:paragraph-properties fo:margin-top="0.1583in" fo:margin-bottom="0.1764in" style:contextual-spacing="false" fo:line-height="100%"/>
      <style:text-properties fo:font-size="18pt" fo:font-weight="normal" officeooo:rsid="00396c37" officeooo:paragraph-rsid="003ed43d" style:font-weight-asian="normal" style:font-weight-complex="normal"/>
    </style:style>
    <style:style style:name="P90" style:family="paragraph" style:parent-style-name="Text_20_body" style:list-style-name="L4">
      <style:paragraph-properties fo:margin-top="0.1583in" fo:margin-bottom="0.1764in" style:contextual-spacing="false" fo:line-height="100%"/>
      <style:text-properties fo:font-size="18pt" fo:font-weight="normal" officeooo:rsid="003ed43d" officeooo:paragraph-rsid="003ed43d" style:font-weight-asian="normal" style:font-weight-complex="normal"/>
    </style:style>
    <style:style style:name="P91" style:family="paragraph" style:parent-style-name="Text_20_body" style:list-style-name="L9">
      <style:paragraph-properties fo:break-before="page"/>
      <style:text-properties fo:font-size="18pt" fo:font-weight="normal" officeooo:rsid="002ad8d5" officeooo:paragraph-rsid="002ad8d5" style:font-size-asian="28pt" style:font-weight-asian="normal" style:font-size-complex="28pt" style:font-weight-complex="normal"/>
    </style:style>
    <style:style style:name="P92" style:family="paragraph" style:parent-style-name="Text_20_body" style:list-style-name="L13">
      <style:paragraph-properties fo:break-before="page"/>
      <style:text-properties fo:font-size="18pt" fo:font-weight="normal" officeooo:rsid="002e4230" officeooo:paragraph-rsid="002e4230" style:font-size-asian="28pt" style:font-weight-asian="normal" style:font-size-complex="28pt" style:font-weight-complex="normal"/>
    </style:style>
    <style:style style:name="P93" style:family="paragraph" style:parent-style-name="Text_20_body" style:list-style-name="L9">
      <style:paragraph-properties fo:break-before="page"/>
      <style:text-properties style:font-name="Liberation Sans" fo:font-size="18pt" fo:font-weight="normal" officeooo:rsid="002ad8d5" officeooo:paragraph-rsid="002ad8d5" style:font-name-asian="Noto Sans CJK SC" style:font-size-asian="28pt" style:font-weight-asian="normal" style:font-name-complex="Lohit Devanagari" style:font-size-complex="28pt" style:font-weight-complex="normal"/>
    </style:style>
    <style:style style:name="P94" style:family="paragraph" style:parent-style-name="Text_20_body" style:list-style-name="L13">
      <style:paragraph-properties fo:break-before="page"/>
      <style:text-properties style:font-name="Liberation Sans" fo:font-size="18pt" fo:font-weight="normal" officeooo:rsid="002e4230" officeooo:paragraph-rsid="002e4230" style:font-name-asian="Noto Sans CJK SC" style:font-size-asian="28pt" style:font-weight-asian="normal" style:font-name-complex="Lohit Devanagari" style:font-size-complex="28pt" style:font-weight-complex="normal"/>
    </style:style>
    <style:style style:name="P95" style:family="paragraph" style:parent-style-name="Text_20_body">
      <style:paragraph-properties fo:break-before="page"/>
      <style:text-properties style:font-name="Liberation Sans" fo:font-size="18pt" fo:font-weight="normal" officeooo:rsid="0040af84" officeooo:paragraph-rsid="0040af84" style:font-name-asian="Noto Sans CJK SC" style:font-size-asian="28pt" style:font-weight-asian="normal" style:font-name-complex="Lohit Devanagari" style:font-size-complex="28pt" style:font-weight-complex="normal"/>
    </style:style>
    <style:style style:name="P96" style:family="paragraph" style:parent-style-name="Text_20_body">
      <style:paragraph-properties fo:break-before="page"/>
      <style:text-properties style:font-name="Liberation Sans" fo:font-size="16pt" fo:font-weight="normal" officeooo:rsid="00368672" officeooo:paragraph-rsid="00368672" style:font-name-asian="Noto Sans CJK SC" style:font-size-asian="28pt" style:font-weight-asian="normal" style:font-name-complex="Lohit Devanagari" style:font-size-complex="28pt" style:font-weight-complex="normal"/>
    </style:style>
    <style:style style:name="T1" style:family="text">
      <style:text-properties officeooo:rsid="001bab0e"/>
    </style:style>
    <style:style style:name="T2" style:family="text">
      <style:text-properties style:font-name="Liberation Sans" fo:font-size="28pt" fo:font-weight="bold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style:font-name="Liberation Sans" fo:font-size="28pt" fo:font-weight="bold" officeooo:rsid="001bab0e" style:font-name-asian="Noto Sans CJK SC" style:font-size-asian="28pt" style:font-weight-asian="bold" style:font-name-complex="Lohit Devanagari" style:font-size-complex="28pt" style:font-weight-complex="bold"/>
    </style:style>
    <style:style style:name="T4" style:family="text">
      <style:text-properties style:font-name="Liberation Sans" fo:font-size="28pt" fo:font-weight="bold" officeooo:rsid="001c2e13" style:font-name-asian="Noto Sans CJK SC" style:font-size-asian="28pt" style:font-weight-asian="bold" style:font-name-complex="Lohit Devanagari" style:font-size-complex="28pt" style:font-weight-complex="bold"/>
    </style:style>
    <style:style style:name="T5" style:family="text">
      <style:text-properties style:font-name="Liberation Sans" fo:font-size="28pt" fo:font-weight="bold" officeooo:rsid="001cfce4" style:font-name-asian="Noto Sans CJK SC" style:font-size-asian="28pt" style:font-weight-asian="bold" style:font-name-complex="Lohit Devanagari" style:font-size-complex="28pt" style:font-weight-complex="bold"/>
    </style:style>
    <style:style style:name="T6" style:family="text">
      <style:text-properties style:font-name="Liberation Sans" fo:font-size="28pt" fo:font-weight="bold" officeooo:rsid="001d423f" style:font-name-asian="Noto Sans CJK SC" style:font-size-asian="28pt" style:font-weight-asian="bold" style:font-name-complex="Lohit Devanagari" style:font-size-complex="28pt" style:font-weight-complex="bold"/>
    </style:style>
    <style:style style:name="T7" style:family="text">
      <style:text-properties style:font-name="Liberation Sans" fo:font-size="28pt" fo:font-weight="bold" officeooo:rsid="0024c8d6" style:font-name-asian="Noto Sans CJK SC" style:font-size-asian="28pt" style:font-weight-asian="bold" style:font-name-complex="Lohit Devanagari" style:font-size-complex="28pt" style:font-weight-complex="bold"/>
    </style:style>
    <style:style style:name="T8" style:family="text">
      <style:text-properties style:font-name="Liberation Sans" fo:font-size="16pt" fo:font-weight="normal" style:font-name-asian="Noto Sans CJK SC" style:font-size-asian="16pt" style:font-weight-asian="normal" style:font-name-complex="Lohit Devanagari" style:font-size-complex="16pt" style:font-weight-complex="normal"/>
    </style:style>
    <style:style style:name="T9" style:family="text">
      <style:text-properties style:font-name="Liberation Sans" fo:font-size="16pt" fo:font-weight="normal" style:font-name-asian="Noto Sans CJK SC" style:font-weight-asian="normal" style:font-name-complex="Lohit Devanagari" style:font-weight-complex="normal"/>
    </style:style>
    <style:style style:name="T10" style:family="text">
      <style:text-properties style:font-name="Liberation Sans" fo:font-size="16pt" fo:font-weight="normal" officeooo:rsid="00321125" style:font-name-asian="Noto Sans CJK SC" style:font-weight-asian="normal" style:font-name-complex="Lohit Devanagari" style:font-weight-complex="normal"/>
    </style:style>
    <style:style style:name="T11" style:family="text">
      <style:text-properties style:font-name="Liberation Sans" fo:font-weight="bold" style:font-name-asian="Noto Sans CJK SC" style:font-weight-asian="bold" style:font-name-complex="Lohit Devanagari" style:font-weight-complex="bold"/>
    </style:style>
    <style:style style:name="T12" style:family="text">
      <style:text-properties style:font-name="Liberation Sans" style:font-name-asian="Noto Sans CJK SC" style:font-name-complex="Lohit Devanagari"/>
    </style:style>
    <style:style style:name="T13" style:family="text">
      <style:text-properties style:font-name="Liberation Sans" officeooo:rsid="002c99f1" style:font-name-asian="Noto Sans CJK SC" style:font-name-complex="Lohit Devanagari"/>
    </style:style>
    <style:style style:name="T14" style:family="text">
      <style:text-properties style:font-name="Liberation Sans" officeooo:rsid="001c2e13" style:font-name-asian="Noto Sans CJK SC" style:font-name-complex="Lohit Devanagari"/>
    </style:style>
    <style:style style:name="T15" style:family="text">
      <style:text-properties style:font-name="Liberation Sans" officeooo:rsid="002f0d46" style:font-name-asian="Noto Sans CJK SC" style:font-name-complex="Lohit Devanagari"/>
    </style:style>
    <style:style style:name="T16" style:family="text">
      <style:text-properties style:font-name="Liberation Sans" officeooo:rsid="0030dc0a" style:font-name-asian="Noto Sans CJK SC" style:font-name-complex="Lohit Devanagari"/>
    </style:style>
    <style:style style:name="T17" style:family="text">
      <style:text-properties style:font-name="Liberation Sans" officeooo:rsid="0032c783" style:font-name-asian="Noto Sans CJK SC" style:font-name-complex="Lohit Devanagari"/>
    </style:style>
    <style:style style:name="T18" style:family="text">
      <style:text-properties style:font-name="Liberation Sans" officeooo:rsid="003ed43d" style:font-name-asian="Noto Sans CJK SC" style:font-name-complex="Lohit Devanagari"/>
    </style:style>
    <style:style style:name="T19" style:family="text">
      <style:text-properties style:font-name="Liberation Sans" fo:font-weight="normal" style:font-name-asian="Noto Sans CJK SC" style:font-weight-asian="normal" style:font-name-complex="Lohit Devanagari" style:font-weight-complex="normal"/>
    </style:style>
    <style:style style:name="T20" style:family="text">
      <style:text-properties style:font-name="Liberation Sans" fo:font-weight="normal" officeooo:rsid="00321125" style:font-name-asian="Noto Sans CJK SC" style:font-weight-asian="normal" style:font-name-complex="Lohit Devanagari" style:font-weight-complex="normal"/>
    </style:style>
    <style:style style:name="T21" style:family="text">
      <style:text-properties officeooo:rsid="0022eb3d"/>
    </style:style>
    <style:style style:name="T22" style:family="text">
      <style:text-properties officeooo:rsid="0023cce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69f44" style:font-weight-asian="bold" style:font-weight-complex="bold"/>
    </style:style>
    <style:style style:name="T25" style:family="text">
      <style:text-properties fo:font-weight="bold" officeooo:rsid="003ed43d" style:font-weight-asian="bold" style:font-weight-complex="bold"/>
    </style:style>
    <style:style style:name="T26" style:family="text">
      <style:text-properties fo:font-weight="bold" officeooo:rsid="0036c0d8" style:font-weight-asian="bold" style:font-weight-complex="bold"/>
    </style:style>
    <style:style style:name="T27" style:family="text">
      <style:text-properties style:font-name="Source Code Pro" fo:font-size="10pt" fo:font-weight="bold" officeooo:rsid="00269f44" style:font-name-asian="Noto Sans Mono CJK SC" style:font-size-asian="10pt" style:font-weight-asian="bold" style:font-name-complex="Liberation Mono" style:font-size-complex="10pt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a94bc" style:font-weight-asian="normal" style:font-weight-complex="normal"/>
    </style:style>
    <style:style style:name="T30" style:family="text">
      <style:text-properties fo:font-weight="normal" officeooo:rsid="003ed43d" style:font-weight-asian="normal" style:font-weight-complex="normal"/>
    </style:style>
    <style:style style:name="T31" style:family="text">
      <style:text-properties fo:font-size="18pt" officeooo:rsid="002ab6da"/>
    </style:style>
    <style:style style:name="T32" style:family="text">
      <style:text-properties fo:font-size="18pt" officeooo:rsid="00368e1c"/>
    </style:style>
    <style:style style:name="T33" style:family="text">
      <style:text-properties fo:font-size="14pt"/>
    </style:style>
    <style:style style:name="T34" style:family="text">
      <style:text-properties fo:font-size="14pt" fo:font-weight="normal" officeooo:rsid="00396c37" style:font-weight-asian="normal" style:font-weight-complex="normal"/>
    </style:style>
    <style:style style:name="T35" style:family="text">
      <style:text-properties fo:font-size="14pt" officeooo:rsid="003a1850"/>
    </style:style>
    <style:style style:name="T36" style:family="text">
      <style:text-properties fo:font-size="14pt" officeooo:rsid="003ed43d"/>
    </style:style>
    <style:style style:name="T37" style:family="text">
      <style:text-properties officeooo:rsid="0037d47d"/>
    </style:style>
    <style:style style:name="T38" style:family="text">
      <style:text-properties officeooo:rsid="00396c37"/>
    </style:style>
    <style:style style:name="T39" style:family="text">
      <style:text-properties officeooo:rsid="003a94bc"/>
    </style:style>
    <style:style style:name="T40" style:family="text">
      <style:text-properties fo:font-size="9.5pt" style:font-size-asian="9.5pt" style:font-size-complex="9.5pt"/>
    </style:style>
    <style:style style:name="T41" style:family="text">
      <style:text-properties officeooo:rsid="003ed43d"/>
    </style:style>
    <style:style style:name="T42" style:family="text">
      <style:text-properties officeooo:rsid="00480b26"/>
    </style:style>
    <style:style style:name="T43" style:family="text">
      <style:text-properties officeooo:rsid="004b43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7"/>
      <text:p text:style-name="P17"/>
      <text:p text:style-name="P17"/>
      <text:p text:style-name="P17"/>
      <text:p text:style-name="P17"/>
      <text:p text:style-name="P38">Project ORP</text:p>
      <text:p text:style-name="P36">K8s Manual</text:p>
      <text:p text:style-name="P37"><text:s/></text:p>
      <text:p text:style-name="P30"><text:span text:style-name="T7">C</text:span><text:span text:style-name="T2">ontents</text:span></text:p>
      <text:list xml:id="list3374494589" text:style-name="L1">
        <text:list-item>
          <text:p text:style-name="P43"><text:span text:style-name="T11"><text:s/></text:span><text:span text:style-name="T8">Machine Setup</text:span></text:p>
        </text:list-item>
        <text:list-item>
          <text:p text:style-name="P46"><text:s/>K8s Setup</text:p>
        </text:list-item>
        <text:list-item>
          <text:p text:style-name="P47"><text:s/>NFS Storage Setup</text:p>
        </text:list-item>
        <text:list-item>
          <text:p text:style-name="P46"><text:s/>Istio-Help Setup </text:p>
        </text:list-item>
        <text:list-item>
          <text:p text:style-name="P48"><text:s/>CICD Deployment</text:p>
          <text:list>
            <text:list-item>
              <text:list>
                <text:list-item>
                  <text:p text:style-name="P52">Create Namespace</text:p>
                </text:list-item>
                <text:list-item>
                  <text:p text:style-name="P52">Create Storage Class</text:p>
                </text:list-item>
                <text:list-item>
                  <text:p text:style-name="P52">Gitea Deployment</text:p>
                </text:list-item>
                <text:list-item>
                  <text:p text:style-name="P52">Registry Deployment</text:p>
                </text:list-item>
                <text:list-item>
                  <text:p text:style-name="P52">Generating Certificates</text:p>
                </text:list-item>
                <text:list-item>
                  <text:p text:style-name="P52">Applying Ingress</text:p>
                </text:list-item>
                <text:list-item>
                  <text:p text:style-name="P52">Jenkins Deployment</text:p>
                </text:list-item>
              </text:list>
            </text:list-item>
          </text:list>
        </text:list-item>
        <text:list-item>
          <text:p text:style-name="P73"><text:span text:style-name="T9"><text:s/></text:span><text:span text:style-name="T10">App</text:span><text:span text:style-name="T9"> Deployment</text:span></text:p>
          <text:list>
            <text:list-item>
              <text:list>
                <text:list-item>
                  <text:p text:style-name="P53">Create Namespace</text:p>
                </text:list-item>
                <text:list-item>
                  <text:p text:style-name="P53">Create Storage Class</text:p>
                </text:list-item>
                <text:list-item>
                  <text:p text:style-name="P53">Postgress Deployment for keycloak</text:p>
                </text:list-item>
                <text:list-item>
                  <text:p text:style-name="P53">keycloak Deployment</text:p>
                </text:list-item>
                <text:list-item>
                  <text:p text:style-name="P53">Generate Certificates</text:p>
                </text:list-item>
                <text:list-item>
                  <text:p text:style-name="P53">Applying Ingress</text:p>
                </text:list-item>
                <text:list-item>
                  <text:p text:style-name="P53">Log-Service Deployment</text:p>
                </text:list-item>
                <text:list-item>
                  <text:p text:style-name="P53">DB-Service Deployment</text:p>
                </text:list-item>
                <text:list-item>
                  <text:p text:style-name="P43"><text:span text:style-name="T19">Http-Service </text:span><text:span text:style-name="T20">Deployment</text:span></text:p>
                </text:list-item>
              </text:list>
            </text:list-item>
          </text:list>
        </text:list-item>
      </text:list>
      <text:p text:style-name="P31"><text:span text:style-name="T7">Machine </text:span>Setup</text:p>
      <text:p text:style-name="Text_20_body"/>
      <text:p text:style-name="Syntax"/>
      <text:p text:style-name="Syntax"># Fedora 33 Install</text:p>
      <text:p text:style-name="Syntax">dnf update</text:p>
      <text:p text:style-name="Syntax"/>
      <text:p text:style-name="P1"># Disable Firewall</text:p>
      <text:p text:style-name="Syntax">disable firewalld.service, enable sshd.service</text:p>
      <text:p text:style-name="Syntax"/>
      <text:p text:style-name="Syntax"><text:span text:style-name="T21"># </text:span>disable password login for ssh</text:p>
      <text:p text:style-name="Syntax"><text:span text:style-name="T22"># </text:span>sudo allow no password for fedora user</text:p>
      <text:p text:style-name="Syntax"/>
      <text:p text:style-name="P1"># set hostname</text:p>
      <text:p text:style-name="Syntax">hostnamectl set-hostname k8s.kstych.com (optional)</text:p>
      <text:p text:style-name="Syntax"/>
      <text:p text:style-name="P1"># </text:p>
      <text:p text:style-name="Syntax">disable selinux (/etc/sysconfig/selinux)</text:p>
      <text:p text:style-name="Syntax"/>
      <text:p text:style-name="P1">#</text:p>
      <text:p text:style-name="Syntax">dnf install git screen</text:p>
      <text:p text:style-name="Syntax"/>
      <text:p text:style-name="P1">#</text:p>
      <text:p text:style-name="Syntax">reboot</text:p>
      <text:p text:style-name="Syntax"/>
      <text:p text:style-name="Text_20_body"/>
      <text:p text:style-name="Text_20_body"/>
      <text:p text:style-name="P27"><text:span text:style-name="T3">K</text:span><text:span text:style-name="T7">8s Cluster Setup</text:span></text:p>
      <text:p text:style-name="P33"/>
      <text:list xml:id="list1827350452" text:style-name="L2">
        <text:list-item>
          <text:p text:style-name="P74"><text:span text:style-name="T18">Be Super User</text:span><text:span text:style-name="T12"> – sudo su</text:span></text:p>
        </text:list-item>
        <text:list-item>
          <text:p text:style-name="P49">Download k0s , kubectl <text:span text:style-name="T41">binaries </text:span>and <text:span text:style-name="T41">make it executables</text:span></text:p>
        </text:list-item>
      </text:list>
      <text:p text:style-name="P8"><text:span text:style-name="T24"># </text:span><text:span text:style-name="T27">K0s</text:span></text:p>
      <text:p text:style-name="Syntax">curl --output /usr/local/sbin/k0s -L <text:a xlink:type="simple" xlink:href="https://github.com/k0sproject/k0s/releases/download/v0.9.0/k0s-v0.9.0-amd64" text:style-name="Internet_20_link" text:visited-style-name="Visited_20_Internet_20_Link">https://github.com/k0sproject/k0s/releases/download/v0.9.0/k0s-v0.9.0-amd64</text:a></text:p>
      <text:p text:style-name="Syntax"/>
      <text:p text:style-name="P2"><text:span text:style-name="T23"># kubectl</text:span> </text:p>
      <text:p text:style-name="Syntax">curl --output /usr/local/sbin/kubectl -L "https://storage.googleapis.com/kubernetes-release/release/$(curl -s <text:a xlink:type="simple" xlink:href="https://storage.googleapis.com/kubernetes-release/release/stable.txt)/bin/linux/amd64/kubectl" text:style-name="Internet_20_link" text:visited-style-name="Visited_20_Internet_20_Link">https://storage.googleapis.com/kubernetes-release/release/stable.txt)/bin/linux/amd64/kubectl</text:a>”</text:p>
      <text:p text:style-name="Syntax"/>
      <text:p text:style-name="P4"># Permission</text:p>
      <text:p text:style-name="P2">chmod +x /usr/local/sbin/{kubectl,k0s}</text:p>
      <text:p text:style-name="P2"/>
      <text:list xml:id="list948252903" text:style-name="L3">
        <text:list-header>
          <text:p text:style-name="P81"/>
        </text:list-header>
        <text:list-item>
          <text:p text:style-name="P82">Now, create a new screen named <text:span text:style-name="T23">k0s </text:span><text:span text:style-name="T28">and run </text:span><text:span text:style-name="T23">kos server</text:span><text:span text:style-name="T28"> .</text:span></text:p>
        </text:list-item>
      </text:list>
      <text:p text:style-name="P5"># Creating Screen </text:p>
      <text:p text:style-name="Syntax">screen -R k0s</text:p>
      <text:p text:style-name="P9"/>
      <text:p text:style-name="P9"><text:span text:style-name="T23"># </text:span><text:span text:style-name="T25">if Reinstalling, then remove previous </text:span><text:span text:style-name="T23">Running K0s </text:span><text:span text:style-name="T25">files</text:span> </text:p>
      <text:p text:style-name="Syntax">rm -rf /var/lib/k0s/run; k0s server -c ${HOME}/.k0s/k0s.yaml –enable-worker</text:p>
      <text:p text:style-name="Syntax"/>
      <text:p text:style-name="P9"># After Successfully run come out form screen using <text:span text:style-name="T23">ctrl+a+d</text:span></text:p>
      <text:list xml:id="list31255706770585" text:continue-numbering="true" text:style-name="L3">
        <text:list-header>
          <text:p text:style-name="P83"/>
        </text:list-header>
        <text:list-item>
          <text:p text:style-name="P84"><text:span text:style-name="T30">Make Sure</text:span><text:span text:style-name="T28"> </text:span><text:span text:style-name="T23">k0s</text:span><text:span text:style-name="T28"> is </text:span><text:span text:style-name="T30">terminated </text:span><text:span text:style-name="T28">or not ? </text:span></text:p>
          <text:p text:style-name="P35"><text:span text:style-name="T30">Execute Command </text:span><text:span text:style-name="T28"><text:s/>- </text:span><text:span text:style-name="T23">kubectl get node,pods -A</text:span></text:p>
        </text:list-item>
      </text:list>
      <text:p text:style-name="P34"/>
      <text:p text:style-name="P34"><text:soft-page-break/></text:p>
      <text:list xml:id="list31257155179381" text:continue-numbering="true" text:style-name="L3">
        <text:list-item>
          <text:p text:style-name="P85">Optional Step </text:p>
          <text:p text:style-name="P86">If your network driver has “lo” in its name it will be ignored when calico-node is visible so solve this us<text:span text:style-name="T41">ing</text:span> below command</text:p>
        </text:list-item>
      </text:list>
      <text:p text:style-name="P3">kubectl set env daemonset/calico-node -n kube-system IP_AUTODETECTION_METHOD=interface=wlo.*</text:p>
      <text:list xml:id="list3609811087" text:style-name="L4">
        <text:list-item>
          <text:p text:style-name="P87">Now wait for all pods to become running status</text:p>
        </text:list-item>
        <text:list-item>
          <text:p text:style-name="P88">Install Lens Kubernetes IDE for Smooth <text:span text:style-name="T41">Work Flow</text:span> – <text:a xlink:type="simple" xlink:href="https://k8slens.dev/" text:style-name="Internet_20_link" text:visited-style-name="Visited_20_Internet_20_Link">install</text:a>.</text:p>
          <text:list>
            <text:list-item>
              <text:p text:style-name="P89">With Lens we can easily deploys yaml an<text:span text:style-name="T41">d</text:span> <text:span text:style-name="T41">can do many things like</text:span></text:p>
              <text:list>
                <text:list-item>
                  <text:p text:style-name="P89"><text:span text:style-name="T41">We can </text:span>get <text:span text:style-name="T41">E</text:span>vent logs of <text:span text:style-name="T41">pods, </text:span></text:p>
                </text:list-item>
                <text:list-item>
                  <text:p text:style-name="P89"><text:span text:style-name="T41">can access pods terminals</text:span>,</text:p>
                </text:list-item>
                <text:list-item>
                  <text:p text:style-name="P89"><text:span text:style-name="T41">Port forwarding from Service Pod to Localhost Machine</text:span>.</text:p>
                </text:list-item>
                <text:list-item>
                  <text:p text:style-name="P90">Graphs and many Other features.</text:p>
                </text:list-item>
              </text:list>
            </text:list-item>
          </text:list>
        </text:list-item>
      </text:list>
      <text:p text:style-name="P32"><text:span text:style-name="T3">NFS</text:span> <text:span text:style-name="T1">Storage</text:span></text:p>
      <text:list xml:id="list1702006238" text:style-name="L5">
        <text:list-header>
          <text:p text:style-name="P44"/>
        </text:list-header>
        <text:list-item>
          <text:p text:style-name="P44">For This Guide We are using NFS File System for Storage of our application data.</text:p>
        </text:list-item>
        <text:list-item>
          <text:p text:style-name="P44">For setting up NFS we have to follow two simple steps :- </text:p>
          <text:list>
            <text:list-item>
              <text:p text:style-name="P44">First Install &amp; Setup NFS in machine.</text:p>
            </text:list-item>
            <text:list-item>
              <text:p text:style-name="P44">Deploy a NFS-Client Pod on k8s for communication .</text:p>
            </text:list-item>
          </text:list>
        </text:list-item>
      </text:list>
      <text:list xml:id="list246423834" text:style-name="L6">
        <text:list-item>
          <text:p text:style-name="P75"><text:span text:style-name="T36">To use NFS</text:span><text:span text:style-name="T33"> Storage we need to define </text:span><text:span text:style-name="T35">in k8s </text:span><text:span text:style-name="T33">:-</text:span></text:p>
          <text:list>
            <text:list-item>
              <text:p text:style-name="P45">Storage Class</text:p>
            </text:list-item>
            <text:list-item>
              <text:p text:style-name="P45">PersistentVolume and Its Claim for <text:span text:style-name="T41">S</text:span>ervices.</text:p>
            </text:list-item>
          </text:list>
        </text:list-item>
      </text:list>
      <text:p text:style-name="P20"/>
      <text:list xml:id="list4128373990" text:style-name="L7">
        <text:list-item>
          <text:p text:style-name="P77">Setting Up NFS Storage <text:span text:style-name="T38">in machine</text:span></text:p>
        </text:list-item>
      </text:list>
      <text:p text:style-name="P16">$ dnf -y install nfs-utils</text:p>
      <text:p text:style-name="P16"/>
      <text:p text:style-name="P16">-------</text:p>
      <text:p text:style-name="P16">$ vi /etc/idmapd.conf</text:p>
      <text:p text:style-name="P16"># line 5: uncomment and change to your domain name</text:p>
      <text:p text:style-name="P16">Domain = app.k8s.kstych.com</text:p>
      <text:p text:style-name="P16"/>
      <text:p text:style-name="P16">Create Folder To Mount</text:p>
      <text:p text:style-name="P16">----</text:p>
      <text:p text:style-name="P16">vi /etc/exports</text:p>
      <text:p text:style-name="P16"># for example, set [/home/nfsshare] as NFS share</text:p>
      <text:p text:style-name="P16">/mnt/k8s/nfsroot 192.168.1.2/24(rw,no_root_squash)</text:p>
      <text:p text:style-name="P16"/>
      <text:p text:style-name="P16"># </text:p>
      <text:p text:style-name="P16">exportfs -rav</text:p>
      <text:p text:style-name="P16">systemctl start nfs-server.service</text:p>
      <text:p text:style-name="P16">systemctl enable --now rpcbind nfs-server</text:p>
      <text:p text:style-name="P15"/>
      <text:list xml:id="list31257251764127" text:continue-numbering="true" text:style-name="L7">
        <text:list-header>
          <text:p text:style-name="P77"/>
        </text:list-header>
      </text:list>
      <text:p text:style-name="P19"/>
      <text:list xml:id="list31255388043685" text:continue-numbering="true" text:style-name="L7">
        <text:list-item>
          <text:p text:style-name="P76"><text:soft-page-break/><text:span text:style-name="T31">Deploying </text:span><text:span text:style-name="T32">NFS</text:span><text:span text:style-name="T31">-Client Pod on k8s</text:span></text:p>
        </text:list-item>
      </text:list>
      <text:p text:style-name="P6"># 02_nfsclient_pod.yaml</text:p>
      <text:p text:style-name="P6"/>
      <text:p text:style-name="Syntax">apiVersion: apps/v1</text:p>
      <text:p text:style-name="Syntax">kind: Deployment</text:p>
      <text:p text:style-name="Syntax">metadata:</text:p>
      <text:p text:style-name="Syntax"><text:s text:c="2"/>name: nfs-pod-provisioner</text:p>
      <text:p text:style-name="Syntax">spec:</text:p>
      <text:p text:style-name="Syntax"><text:s text:c="2"/>selector:</text:p>
      <text:p text:style-name="Syntax"><text:s text:c="4"/>matchLabels:</text:p>
      <text:p text:style-name="Syntax"><text:s text:c="6"/>app: nfs-pod-provisioner</text:p>
      <text:p text:style-name="Syntax"><text:s text:c="2"/>replicas: 1</text:p>
      <text:p text:style-name="Syntax"><text:s text:c="2"/>strategy:</text:p>
      <text:p text:style-name="Syntax"><text:s text:c="4"/>type: Recreate</text:p>
      <text:p text:style-name="Syntax"><text:s text:c="2"/>template:</text:p>
      <text:p text:style-name="Syntax"><text:s text:c="4"/>metadata:</text:p>
      <text:p text:style-name="Syntax"><text:s text:c="6"/>labels:</text:p>
      <text:p text:style-name="Syntax"><text:s text:c="8"/>app: nfs-pod-provisioner</text:p>
      <text:p text:style-name="Syntax"><text:s text:c="4"/>spec:</text:p>
      <text:p text:style-name="Syntax"><text:s text:c="6"/>containers:</text:p>
      <text:p text:style-name="Syntax"><text:s text:c="8"/>- name: nfs-pod-provisioner</text:p>
      <text:p text:style-name="Syntax"><text:s text:c="10"/>image: quay.io/external_storage/nfs-client-provisioner:latest</text:p>
      <text:p text:style-name="Syntax"><text:s text:c="10"/>volumeMounts:</text:p>
      <text:p text:style-name="Syntax"><text:s text:c="12"/>- name: nfs-provisioner-v</text:p>
      <text:p text:style-name="Syntax"><text:s text:c="14"/>mountPath: /persistentvolumes</text:p>
      <text:p text:style-name="Syntax"><text:s text:c="10"/>env:</text:p>
      <text:p text:style-name="Syntax"><text:s text:c="12"/>- name: PROVISIONER_NAME # do not change</text:p>
      <text:p text:style-name="Syntax"><text:s text:c="14"/>value: nfspod # SAME AS PROVISONER NAME VALUE IN STORAGECLASS</text:p>
      <text:p text:style-name="Syntax"><text:s text:c="12"/>- name: NFS_SERVER # do not change</text:p>
      <text:p text:style-name="Syntax"><text:s text:c="14"/>value: 192.168.1.2 # Ip of the NFS SERVER</text:p>
      <text:p text:style-name="Syntax"><text:s text:c="12"/>- name: NFS_PATH # do not change</text:p>
      <text:p text:style-name="Syntax"><text:s text:c="14"/>value: /mnt/k8s/nfsroot # path to nfs directory setup</text:p>
      <text:p text:style-name="Syntax"/>
      <text:p text:style-name="Syntax"><text:s text:c="6"/>volumes:</text:p>
      <text:p text:style-name="Syntax"><text:s text:c="7"/>- name: nfs-provisioner-v # same as volumemouts name</text:p>
      <text:p text:style-name="Syntax"><text:s text:c="9"/>nfs:</text:p>
      <text:p text:style-name="Syntax"><text:s text:c="11"/>server: 192.168.1.2</text:p>
      <text:p text:style-name="Syntax"><text:s text:c="11"/>path: /mnt/k8s/nfsroot</text:p>
      <text:p text:style-name="Syntax"/>
      <text:p text:style-name="P26">Istio &amp; Helm</text:p>
      <text:p text:style-name="P54">To install istio, we just need its default binary files and then just execute it. But make sure.. kubeconfig is set in Environment.</text:p>
      <text:p text:style-name="P39"># download helm file</text:p>
      <text:p text:style-name="Syntax">download ./helm-3.4.1/</text:p>
      <text:p text:style-name="Syntax"/>
      <text:p text:style-name="P39"># download istio files</text:p>
      <text:p text:style-name="Syntax">download ./istio-1.8.0/</text:p>
      <text:p text:style-name="Syntax"/>
      <text:p text:style-name="Syntax">## install istio using istioctl https://istio.io/latest/docs/setup/install/istioctl/</text:p>
      <text:p text:style-name="Syntax"/>
      <text:p text:style-name="Syntax">export KUBECONFIG="${HOME}/.k0s/kubeconfig" (kubeconfig)</text:p>
      <text:p text:style-name="Syntax"/>
      <text:p text:style-name="Syntax">istioctl install</text:p>
      <text:p text:style-name="Syntax">### other options</text:p>
      <text:p text:style-name="Syntax">### --set components.egressGateways.name=istio-egressgateway --set components.egressGateways.enabled=true</text:p>
      <text:p text:style-name="Syntax"/>
      <text:p text:style-name="Syntax"/>
      <text:p text:style-name="Syntax">### istio ingress will not get externalIP if not running on cloud (aws etc) or if there is no external loadbalancer eg metallb</text:p>
      <text:p text:style-name="Syntax">## edit Service istio loadbalancer and add under "spec.externalIPs"</text:p>
      <text:p text:style-name="Syntax">## external ip should be in your ifconfig (it will be used to bind to ports 80/443 etc)</text:p>
      <text:p text:style-name="Syntax"/>
      <text:p text:style-name="Syntax"><text:s text:c="2"/>externalIPs:</text:p>
      <text:p text:style-name="Syntax"><text:s text:c="4"/>- 192.168.1.2</text:p>
      <text:p text:style-name="Syntax"/>
      <text:p text:style-name="Syntax"/>
      <text:p text:style-name="Syntax"/>
      <text:p text:style-name="Syntax">#### manual istio sidecar</text:p>
      <text:p text:style-name="Syntax">## kubectl apply -f &lt;(./istioctl kube-inject -f ../samples/httpbin/httpbin.yaml) -n orp</text:p>
      <text:p text:style-name="P21"/>
      <text:p text:style-name="P70"/>
      <text:p text:style-name="P95">Then, Install Cert manager Pods</text:p>
      <text:p text:style-name="Syntax">## https://cert-manager.io/docs/installation/kubernetes/</text:p>
      <text:p text:style-name="Syntax"/>
      <text:p text:style-name="Syntax">kubectl apply -f https://github.com/jetstack/cert-manager/releases/download/v1.1.0/cert-manager.yaml</text:p>
      <text:p text:style-name="Syntax"/>
      <text:p text:style-name="Syntax">## verify =&gt; kubectl get pods --namespace cert-manager</text:p>
      <text:p text:style-name="Syntax">## kubectl describe certificate -A</text:p>
      <text:p text:style-name="P21"/>
      <text:p text:style-name="P70"/>
      <text:p text:style-name="P95">Then, Prometheus and kiali</text:p>
      <text:p text:style-name="Syntax">### global monitoring prometheus and kiali install</text:p>
      <text:p text:style-name="Syntax">helm3 repo add stable https://charts.helm.sh/stable</text:p>
      <text:p text:style-name="Syntax">helm3 repo add prometheus-community https://prometheus-community.github.io/helm-charts</text:p>
      <text:p text:style-name="Syntax"/>
      <text:p text:style-name="Syntax">helm3 repo update</text:p>
      <text:p text:style-name="Syntax"/>
      <text:p text:style-name="Syntax">kubectl create namespace monitoring</text:p>
      <text:p text:style-name="Syntax">helm3 install prometheus-stack prometheus-community/kube-prometheus-stack -n monitoring</text:p>
      <text:p text:style-name="Syntax">## -f prom-values.yaml</text:p>
      <text:p text:style-name="Syntax"/>
      <text:p text:style-name="Syntax">helm3 install --set cr.create=true --set cr.namespace=istio-system --namespace monitoring --repo https://kiali.org/helm-charts kiali-operator kiali-operator</text:p>
      <text:p text:style-name="Syntax">## edit kiali configmap and change prometheus/grafana/jaeger urls (restart kiali deployment)</text:p>
      <text:p text:style-name="Syntax">kubectl get secret -n istio-system $(kubectl get sa kiali-service-account -n istio-system -o jsonpath={.secrets[0].name}) -o jsonpath={.data.token} | base64 -d</text:p>
      <text:p text:style-name="Syntax"/>
      <text:p text:style-name="Syntax"/>
      <text:p text:style-name="Syntax">### istio monitoring prometheus (used by kiali only)</text:p>
      <text:p text:style-name="Syntax">kubectl apply -f ${ISTIO_HOME}/samples/addons/prometheus.yaml</text:p>
      <text:p text:style-name="Syntax">kubectl apply -f ${ISTIO_HOME}/samples/addons/jaeger.yaml</text:p>
      <text:p text:style-name="Syntax"/>
      <text:p text:style-name="Syntax"/>
      <text:p text:style-name="Syntax">kubectl get secret --namespace monitoring prometheus-stack-grafana -o yaml</text:p>
      <text:p text:style-name="Syntax">## get admin-password , admin-user</text:p>
      <text:p text:style-name="Syntax">## base64 decode (admin/prom-operator)</text:p>
      <text:p text:style-name="Syntax"/>
      <text:p text:style-name="P21"/>
      <text:p text:style-name="P21"/>
      <text:p text:style-name="P70"/>
      <text:p text:style-name="P95">Time to Configure, Virtual Services, Gateway for all new Deployments</text:p>
      <text:p text:style-name="Syntax">apiVersion: cert-manager.io/v1</text:p>
      <text:p text:style-name="Syntax">kind: Issuer</text:p>
      <text:p text:style-name="Syntax">metadata:</text:p>
      <text:p text:style-name="Syntax"><text:s text:c="2"/>name: monitoring-issuer</text:p>
      <text:p text:style-name="Syntax"><text:s text:c="2"/>namespace: istio-system #retuired istio-system (same as Certificate)</text:p>
      <text:p text:style-name="Syntax">spec:</text:p>
      <text:p text:style-name="Syntax"><text:s text:c="2"/>selfSigned: {}</text:p>
      <text:p text:style-name="Syntax">---</text:p>
      <text:p text:style-name="Syntax">apiVersion: cert-manager.io/v1</text:p>
      <text:p text:style-name="Syntax">kind: Certificate</text:p>
      <text:p text:style-name="Syntax">metadata:</text:p>
      <text:p text:style-name="Syntax"><text:s text:c="2"/>name: monitoring-certs</text:p>
      <text:p text:style-name="Syntax"><text:s text:c="2"/>namespace: istio-system #retuired istio-system (same as ingress-gateway service)</text:p>
      <text:p text:style-name="Syntax">spec:</text:p>
      <text:p text:style-name="Syntax"><text:s text:c="2"/>dnsNames:</text:p>
      <text:p text:style-name="Syntax"><text:s text:c="2"/>- prometheus.k8s.kanzi.in</text:p>
      <text:p text:style-name="Syntax"><text:s text:c="2"/>- grafana.k8s.kanzi.in</text:p>
      <text:p text:style-name="Syntax"><text:s text:c="2"/>secretName: monitoring-certs-tls</text:p>
      <text:p text:style-name="Syntax"><text:s text:c="2"/>issuerRef:</text:p>
      <text:p text:style-name="Syntax"><text:s text:c="4"/>kind: Issuer</text:p>
      <text:p text:style-name="Syntax"><text:s text:c="4"/>name: monitoring-issuer</text:p>
      <text:p text:style-name="Syntax">---</text:p>
      <text:p text:style-name="Syntax"/>
      <text:p text:style-name="P42">apiVersion: networking.istio.io/v1alpha3</text:p>
      <text:p text:style-name="Syntax">kind: Gateway</text:p>
      <text:p text:style-name="Syntax">metadata:</text:p>
      <text:p text:style-name="Syntax"><text:s text:c="2"/>name: monitoring-gateway</text:p>
      <text:p text:style-name="Syntax"><text:s text:c="2"/>namespace: monitoring</text:p>
      <text:p text:style-name="Syntax">spec:</text:p>
      <text:p text:style-name="Syntax"><text:s text:c="2"/>selector:</text:p>
      <text:p text:style-name="Syntax"><text:s text:c="4"/>istio: ingressgateway # use Istio default gateway implementation</text:p>
      <text:p text:style-name="Syntax"><text:s text:c="2"/>servers:</text:p>
      <text:p text:style-name="Syntax"><text:s text:c="2"/>- port:</text:p>
      <text:p text:style-name="Syntax"><text:s text:c="6"/>number: 80</text:p>
      <text:p text:style-name="Syntax"><text:s text:c="6"/>name: http</text:p>
      <text:p text:style-name="Syntax"><text:s text:c="6"/>protocol: HTTP</text:p>
      <text:p text:style-name="Syntax"><text:s text:c="4"/>hosts:</text:p>
      <text:p text:style-name="Syntax"><text:s text:c="4"/>- prometheus.k8s.kanzi.in</text:p>
      <text:p text:style-name="Syntax"><text:s text:c="4"/>- grafana.k8s.kanzi.in</text:p>
      <text:p text:style-name="Syntax"><text:s text:c="4"/>tls:</text:p>
      <text:p text:style-name="Syntax"><text:s text:c="6"/>httpsRedirect: true # sends 301 redirect for http requests</text:p>
      <text:p text:style-name="Syntax"><text:s text:c="2"/>- port:</text:p>
      <text:p text:style-name="Syntax"><text:s text:c="6"/>number: 443</text:p>
      <text:p text:style-name="Syntax"><text:s text:c="6"/>name: https-monitoring443</text:p>
      <text:p text:style-name="Syntax"><text:s text:c="6"/>protocol: HTTPS</text:p>
      <text:p text:style-name="Syntax"><text:s text:c="4"/>hosts:</text:p>
      <text:p text:style-name="Syntax"><text:s text:c="4"/>- prometheus.k8s.kanzi.in</text:p>
      <text:p text:style-name="Syntax"><text:s text:c="4"/>- grafana.k8s.kanzi.in</text:p>
      <text:p text:style-name="Syntax"><text:s text:c="4"/>tls:</text:p>
      <text:p text:style-name="Syntax"><text:s text:c="6"/>mode: SIMPLE</text:p>
      <text:p text:style-name="Syntax"><text:s text:c="6"/>credentialName: monitoring-certs-tls # This should match the Certifcate secretName</text:p>
      <text:p text:style-name="Syntax">---</text:p>
      <text:p text:style-name="Syntax"/>
      <text:p text:style-name="P42">apiVersion: networking.istio.io/v1alpha3</text:p>
      <text:p text:style-name="Syntax">kind: VirtualService</text:p>
      <text:p text:style-name="Syntax">metadata:</text:p>
      <text:p text:style-name="Syntax"><text:s text:c="2"/>name: prometheus</text:p>
      <text:p text:style-name="Syntax"><text:s text:c="2"/>namespace: monitoring</text:p>
      <text:p text:style-name="Syntax">spec:</text:p>
      <text:p text:style-name="Syntax"><text:s text:c="2"/>hosts:</text:p>
      <text:p text:style-name="Syntax"><text:s text:c="2"/>- prometheus.k8s.kanzi.in</text:p>
      <text:p text:style-name="Syntax"><text:s text:c="2"/>gateways:</text:p>
      <text:p text:style-name="Syntax"><text:s text:c="2"/>- monitoring-gateway</text:p>
      <text:p text:style-name="Syntax"><text:s text:c="2"/>http:</text:p>
      <text:p text:style-name="Syntax"><text:s text:c="2"/>- match:</text:p>
      <text:p text:style-name="Syntax"><text:s text:c="4"/>- uri:</text:p>
      <text:p text:style-name="Syntax"><text:s text:c="8"/>prefix: /</text:p>
      <text:p text:style-name="Syntax"><text:s text:c="4"/>route:</text:p>
      <text:p text:style-name="Syntax"><text:s text:c="4"/>- destination:</text:p>
      <text:p text:style-name="Syntax"><text:s text:c="8"/>port:</text:p>
      <text:p text:style-name="Syntax"><text:s text:c="10"/>number: 9090</text:p>
      <text:p text:style-name="Syntax"><text:s text:c="8"/>host: prometheus-operated</text:p>
      <text:p text:style-name="Syntax">---</text:p>
      <text:p text:style-name="Syntax"/>
      <text:p text:style-name="P42">apiVersion: networking.istio.io/v1alpha3</text:p>
      <text:p text:style-name="Syntax">kind: VirtualService</text:p>
      <text:p text:style-name="Syntax">metadata:</text:p>
      <text:p text:style-name="Syntax"><text:s text:c="2"/>name: grafana</text:p>
      <text:p text:style-name="Syntax"><text:s text:c="2"/>namespace: monitoring</text:p>
      <text:p text:style-name="Syntax">spec:</text:p>
      <text:p text:style-name="Syntax"><text:s text:c="2"/>hosts:</text:p>
      <text:p text:style-name="Syntax"><text:s text:c="2"/>- grafana.k8s.kanzi.in</text:p>
      <text:p text:style-name="Syntax"><text:s text:c="2"/>gateways:</text:p>
      <text:p text:style-name="Syntax"><text:s text:c="2"/>- monitoring-gateway</text:p>
      <text:p text:style-name="Syntax"><text:s text:c="2"/>http:</text:p>
      <text:p text:style-name="Syntax"><text:s text:c="2"/>- match:</text:p>
      <text:p text:style-name="Syntax"><text:s text:c="4"/>- uri:</text:p>
      <text:p text:style-name="Syntax"><text:s text:c="8"/>prefix: /kiali</text:p>
      <text:p text:style-name="Syntax"><text:s text:c="4"/>route:</text:p>
      <text:p text:style-name="Syntax"><text:s text:c="4"/>- destination:</text:p>
      <text:p text:style-name="Syntax"><text:s text:c="8"/>port:</text:p>
      <text:p text:style-name="Syntax"><text:s text:c="10"/>number: 20001</text:p>
      <text:p text:style-name="Syntax"><text:s text:c="8"/>host: kiali.istio-system.svc.cluster.local</text:p>
      <text:p text:style-name="Syntax"><text:s text:c="2"/>- match:</text:p>
      <text:p text:style-name="Syntax"><text:s text:c="4"/>- uri:</text:p>
      <text:p text:style-name="Syntax"><text:s text:c="8"/>prefix: /</text:p>
      <text:p text:style-name="Syntax"><text:s text:c="4"/>route:</text:p>
      <text:p text:style-name="Syntax"><text:s text:c="4"/>- destination:</text:p>
      <text:p text:style-name="Syntax"><text:s text:c="8"/>port:</text:p>
      <text:p text:style-name="Syntax"><text:s text:c="10"/>number: 80</text:p>
      <text:p text:style-name="Syntax"><text:s text:c="8"/>host: prometheus-stack-grafana</text:p>
      <text:p text:style-name="P21"/>
      <text:p text:style-name="P21"/>
      <text:p text:style-name="P21"/>
      <text:p text:style-name="P28"><text:span text:style-name="T5">CICD</text:span><text:span text:style-name="T4"> Setup</text:span></text:p>
      <text:list xml:id="list1055367529" text:style-name="L8">
        <text:list-item>
          <text:p text:style-name="P57"><text:s/><text:span text:style-name="T34">For Setting CICD on K8s you need follow below steps:-</text:span></text:p>
          <text:list>
            <text:list-item>
              <text:p text:style-name="P59">Create a namespace for CICD so that other things not mix with these.</text:p>
            </text:list-item>
            <text:list-item>
              <text:p text:style-name="P60">Now we will need a storage so we will create a new storage class for cicd then we will create PersistentVolume and PersistentVolumeClaim for each services that require storage.</text:p>
            </text:list-item>
            <text:list-item>
              <text:p text:style-name="P60">Now We are ready to deploy our cicd applications so at first we will deploy Gitea for using remote git.</text:p>
            </text:list-item>
            <text:list-item>
              <text:p text:style-name="P60">After Gitea, Deploy Registry so that we can put our images.</text:p>
            </text:list-item>
            <text:list-item>
              <text:p text:style-name="P58"><text:span text:style-name="T28">Now for using https we need ssl certificates so we will deploy yaml that will generate certificate</text:span><text:span text:style-name="T29">s</text:span><text:span text:style-name="T28"> for us</text:span></text:p>
            </text:list-item>
            <text:list-item>
              <text:p text:style-name="P58"><text:span text:style-name="T28">After successfully generating certificate</text:span><text:span text:style-name="T29">s </text:span><text:span text:style-name="T28"><text:s/></text:span><text:span text:style-name="T29">we will now apply istio-ingress so that we can communicate with our services from outside the cluster.</text:span></text:p>
            </text:list-item>
            <text:list-item>
              <text:p text:style-name="P61">Now finally Deploy Jenkins and its done for CICD.</text:p>
            </text:list-item>
          </text:list>
        </text:list-item>
      </text:list>
      <text:list xml:id="list2378990635" text:style-name="L9">
        <text:list-item>
          <text:p text:style-name="P63">Creating new Namespace for cicd</text:p>
        </text:list-item>
      </text:list>
      <text:p text:style-name="P6"># 01_namespace.yaml</text:p>
      <text:p text:style-name="Syntax"/>
      <text:p text:style-name="Syntax">apiVersion: v1</text:p>
      <text:p text:style-name="Syntax">kind: Namespace</text:p>
      <text:p text:style-name="Syntax">metadata:</text:p>
      <text:p text:style-name="Syntax"><text:s text:c="2"/>name: cicd</text:p>
      <text:p text:style-name="P18"/>
      <text:p text:style-name="P78"><text:span text:style-name="T12"/></text:p>
      <text:list xml:id="list31256577982863" text:continue-numbering="true" text:style-name="L9">
        <text:list-item>
          <text:p text:style-name="P91"><text:span text:style-name="T12">Creating Storage Class </text:span><text:span text:style-name="T13">for CICD </text:span></text:p>
        </text:list-item>
      </text:list>
      <text:p text:style-name="P40"><text:span text:style-name="T26"># 02_storage_nfs.yaml</text:span></text:p>
      <text:p text:style-name="P10">apiVersion: storage.k8s.io/v1</text:p>
      <text:p text:style-name="P10">kind: StorageClass</text:p>
      <text:p text:style-name="P10">metadata:</text:p>
      <text:p text:style-name="P10"><text:s text:c="2"/>name: cicdstorage</text:p>
      <text:p text:style-name="P10">provisioner: nfspod</text:p>
      <text:p text:style-name="P10">parameters:</text:p>
      <text:p text:style-name="Syntax"><text:span text:style-name="T40"><text:s text:c="2"/>archiveOnDelete: “false</text:span>”</text:p>
      <text:p text:style-name="P78"><text:span text:style-name="T12"/></text:p>
      <text:list xml:id="list31255757909300" text:continue-numbering="true" text:style-name="L9">
        <text:list-item>
          <text:p text:style-name="P91"><text:span text:style-name="T12">Deploying </text:span><text:span text:style-name="T17">G</text:span><text:span text:style-name="T12">itea </text:span></text:p>
        </text:list-item>
      </text:list>
      <text:p text:style-name="P6"># 03_gitea.yaml</text:p>
      <text:p text:style-name="Syntax"/>
      <text:p text:style-name="Syntax">apiVersion: v1</text:p>
      <text:p text:style-name="Syntax">kind: PersistentVolume</text:p>
      <text:p text:style-name="Syntax">metadata:</text:p>
      <text:p text:style-name="Syntax"><text:s text:c="2"/>name: cicdvolume</text:p>
      <text:p text:style-name="Syntax"><text:s text:c="2"/>labels:</text:p>
      <text:p text:style-name="Syntax"><text:s text:c="4"/>name: cicdvolume # name can be anything</text:p>
      <text:p text:style-name="Syntax">spec:</text:p>
      <text:p text:style-name="Syntax"><text:s text:c="2"/>storageClassName: cicdstorage # same storage class as pvc</text:p>
      <text:p text:style-name="Syntax"><text:s text:c="2"/>capacity:</text:p>
      <text:p text:style-name="Syntax"><text:s text:c="4"/>storage: 40Gi</text:p>
      <text:p text:style-name="Syntax"><text:s text:c="2"/>accessModes:</text:p>
      <text:p text:style-name="Syntax"><text:s text:c="4"/>- ReadWriteOnce</text:p>
      <text:p text:style-name="Syntax"><text:s text:c="2"/>nfs:</text:p>
      <text:p text:style-name="Syntax"><text:s text:c="4"/>server: 192.168.1.2 # ip addres of nfs server</text:p>
      <text:p text:style-name="Syntax"><text:s text:c="4"/>path: "/mnt/k8s/nfsroot" <text:s/># path to directory, make sure directory is available</text:p>
      <text:p text:style-name="Syntax"/>
      <text:p text:style-name="Syntax">---</text:p>
      <text:p text:style-name="Syntax">apiVersion: v1</text:p>
      <text:p text:style-name="Syntax">kind: PersistentVolumeClaim</text:p>
      <text:p text:style-name="Syntax">metadata:</text:p>
      <text:p text:style-name="Syntax"><text:s text:c="2"/>name: gitea-data</text:p>
      <text:p text:style-name="Syntax"><text:s text:c="2"/>namespace: cicd</text:p>
      <text:p text:style-name="Syntax">spec:</text:p>
      <text:p text:style-name="Syntax"><text:s text:c="2"/>storageClassName: cicdstorage</text:p>
      <text:p text:style-name="Syntax"><text:s text:c="2"/>accessModes:</text:p>
      <text:p text:style-name="Syntax"><text:s text:c="2"/>- ReadWriteOnce</text:p>
      <text:p text:style-name="Syntax"><text:s text:c="2"/>resources:</text:p>
      <text:p text:style-name="Syntax"><text:s text:c="4"/>requests:</text:p>
      <text:p text:style-name="Syntax"><text:s text:c="6"/>storage: 2Gi</text:p>
      <text:p text:style-name="Syntax">---</text:p>
      <text:p text:style-name="Syntax"/>
      <text:p text:style-name="P42">apiVersion: v1</text:p>
      <text:p text:style-name="Syntax">kind: Service</text:p>
      <text:p text:style-name="Syntax">metadata:</text:p>
      <text:p text:style-name="Syntax"><text:s text:c="2"/>name: gitea-service</text:p>
      <text:p text:style-name="Syntax"><text:s text:c="2"/>namespace: cicd</text:p>
      <text:p text:style-name="Syntax">spec:</text:p>
      <text:p text:style-name="Syntax"><text:s text:c="2"/>selector:</text:p>
      <text:p text:style-name="Syntax"><text:s text:c="4"/>app: gitea</text:p>
      <text:p text:style-name="Syntax"><text:s text:c="2"/>ports:</text:p>
      <text:p text:style-name="Syntax"><text:s text:c="2"/>- name: http-gitea</text:p>
      <text:p text:style-name="Syntax"><text:s text:c="4"/>port: 3000</text:p>
      <text:p text:style-name="Syntax"><text:s text:c="4"/>targetPort: 3000</text:p>
      <text:p text:style-name="Syntax"/>
      <text:p text:style-name="Syntax">---</text:p>
      <text:p text:style-name="P42"/>
      <text:p text:style-name="Syntax">apiVersion: apps/v1</text:p>
      <text:p text:style-name="Syntax">kind: Deployment</text:p>
      <text:p text:style-name="Syntax">metadata:</text:p>
      <text:p text:style-name="Syntax"><text:s text:c="2"/>name: gitea-deployment</text:p>
      <text:p text:style-name="Syntax"><text:s text:c="2"/>namespace: cicd</text:p>
      <text:p text:style-name="Syntax"><text:s text:c="2"/>labels:</text:p>
      <text:p text:style-name="Syntax"><text:s text:c="4"/>app: gitea</text:p>
      <text:p text:style-name="Syntax">spec:</text:p>
      <text:p text:style-name="Syntax"><text:s text:c="2"/>replicas: 1</text:p>
      <text:p text:style-name="Syntax"><text:s text:c="2"/>selector:</text:p>
      <text:p text:style-name="Syntax"><text:s text:c="4"/>matchLabels:</text:p>
      <text:p text:style-name="Syntax"><text:s text:c="6"/>app: gitea</text:p>
      <text:p text:style-name="Syntax"><text:s text:c="2"/>template:</text:p>
      <text:p text:style-name="Syntax"><text:s text:c="4"/>metadata:</text:p>
      <text:p text:style-name="Syntax"><text:s text:c="6"/>labels:</text:p>
      <text:p text:style-name="Syntax"><text:s text:c="8"/>app: gitea</text:p>
      <text:p text:style-name="Syntax"><text:s text:c="4"/>spec:</text:p>
      <text:p text:style-name="Syntax"><text:s text:c="6"/>containers:</text:p>
      <text:p text:style-name="Syntax"><text:s text:c="6"/>- name: gitea</text:p>
      <text:p text:style-name="Syntax"><text:s text:c="8"/>image: gitea/gitea:latest</text:p>
      <text:p text:style-name="Syntax"><text:s text:c="8"/>ports:</text:p>
      <text:p text:style-name="Syntax"><text:s text:c="8"/>- containerPort: 3000</text:p>
      <text:p text:style-name="Syntax"><text:s text:c="10"/>name: gitea</text:p>
      <text:p text:style-name="Syntax"><text:s text:c="8"/>volumeMounts:</text:p>
      <text:p text:style-name="Syntax"><text:s text:c="8"/>- mountPath: /data</text:p>
      <text:p text:style-name="Syntax"><text:s text:c="10"/>name: gitea-data-vol</text:p>
      <text:p text:style-name="Syntax"><text:s text:c="10"/>subPath: gitea</text:p>
      <text:p text:style-name="Syntax"><text:s text:c="6"/>volumes:</text:p>
      <text:p text:style-name="Syntax"><text:s text:c="6"/>- name: gitea-data-vol</text:p>
      <text:p text:style-name="Syntax"><text:s text:c="8"/>persistentVolumeClaim:</text:p>
      <text:p text:style-name="Syntax"><text:s text:c="10"/>claimName: gitea-data</text:p>
      <text:p text:style-name="P65"/>
      <text:list xml:id="list31255904926608" text:continue-numbering="true" text:style-name="L9">
        <text:list-item>
          <text:p text:style-name="P93">Deploying registry</text:p>
        </text:list-item>
      </text:list>
      <text:p text:style-name="P41"><text:span text:style-name="T23"># 04_registry.yaml</text:span></text:p>
      <text:p text:style-name="Syntax">apiVersion: v1</text:p>
      <text:p text:style-name="Syntax">kind: Secret</text:p>
      <text:p text:style-name="Syntax">metadata:</text:p>
      <text:p text:style-name="Syntax"><text:s text:c="2"/>name: cicd-registry-secret</text:p>
      <text:p text:style-name="Syntax"><text:s text:c="2"/>labels:</text:p>
      <text:p text:style-name="Syntax"><text:s text:c="4"/>app: registry</text:p>
      <text:p text:style-name="Syntax"><text:s text:c="2"/>namespace: cicd</text:p>
      <text:p text:style-name="Syntax">type: Opaque</text:p>
      <text:p text:style-name="Syntax">data:</text:p>
      <text:p text:style-name="Syntax"><text:s text:c="2"/>htpasswd: "Y2ljZDokMnkkMDUkRTN5ZlFCY3ovdVFHcWxnaEE3TEMuT0E4MGlRVWpTQjFRLmhlN09Vd1VEUy9JM0xDdm92NXk="</text:p>
      <text:p text:style-name="Syntax"><text:s text:c="2"/># $ htpasswd -Bbn cicd yb9738z</text:p>
      <text:p text:style-name="Syntax">---</text:p>
      <text:p text:style-name="Syntax">apiVersion: v1</text:p>
      <text:p text:style-name="Syntax">kind: PersistentVolume</text:p>
      <text:p text:style-name="Syntax">metadata:</text:p>
      <text:p text:style-name="Syntax"><text:s text:c="2"/>name: registrystorage</text:p>
      <text:p text:style-name="Syntax"><text:s text:c="2"/>labels:</text:p>
      <text:p text:style-name="Syntax"><text:s text:c="4"/>name: registrystorage # jenkins claim for volume</text:p>
      <text:p text:style-name="Syntax">spec:</text:p>
      <text:p text:style-name="Syntax"><text:s text:c="2"/>storageClassName: cicdstorage # same storage class as pvc</text:p>
      <text:p text:style-name="Syntax"><text:s text:c="2"/>capacity:</text:p>
      <text:p text:style-name="Syntax"><text:s text:c="4"/>storage: 40Gi</text:p>
      <text:p text:style-name="Syntax"><text:s text:c="2"/>accessModes:</text:p>
      <text:p text:style-name="Syntax"><text:s text:c="4"/>- ReadWriteOnce</text:p>
      <text:p text:style-name="Syntax"><text:s text:c="2"/>nfs:</text:p>
      <text:p text:style-name="Syntax"><text:s text:c="4"/>server: 192.168.1.2 # ip addres of nfs server</text:p>
      <text:p text:style-name="Syntax"><text:s text:c="4"/>path: "/mnt/k8s/nfsroot" <text:s/># path to directory, make sure directory is available</text:p>
      <text:p text:style-name="Syntax">---</text:p>
      <text:p text:style-name="P42"/>
      <text:p text:style-name="Syntax">apiVersion: v1</text:p>
      <text:p text:style-name="Syntax">kind: PersistentVolumeClaim</text:p>
      <text:p text:style-name="Syntax">metadata:</text:p>
      <text:p text:style-name="Syntax"><text:s text:c="2"/>name: registry-data</text:p>
      <text:p text:style-name="Syntax"><text:s text:c="2"/>namespace: cicd</text:p>
      <text:p text:style-name="Syntax">spec:</text:p>
      <text:p text:style-name="Syntax"><text:s text:c="2"/>storageClassName: cicdstorage</text:p>
      <text:p text:style-name="Syntax"><text:s text:c="2"/>accessModes:</text:p>
      <text:p text:style-name="Syntax"><text:s text:c="2"/>- ReadWriteOnce</text:p>
      <text:p text:style-name="Syntax"><text:s text:c="2"/>resources:</text:p>
      <text:p text:style-name="Syntax"><text:s text:c="4"/>requests:</text:p>
      <text:p text:style-name="Syntax"><text:s text:c="6"/>storage: 10Gi</text:p>
      <text:p text:style-name="Syntax">---</text:p>
      <text:p text:style-name="Syntax">apiVersion: v1</text:p>
      <text:p text:style-name="Syntax">kind: Service</text:p>
      <text:p text:style-name="Syntax">metadata:</text:p>
      <text:p text:style-name="Syntax"><text:s text:c="2"/>name: registry-service</text:p>
      <text:p text:style-name="Syntax"><text:s text:c="2"/>namespace: cicd</text:p>
      <text:p text:style-name="Syntax">spec:</text:p>
      <text:p text:style-name="Syntax"><text:s text:c="2"/>ports:</text:p>
      <text:p text:style-name="Syntax"><text:s text:c="2"/>- name: registry</text:p>
      <text:p text:style-name="Syntax"><text:s text:c="4"/>port: 5000</text:p>
      <text:p text:style-name="Syntax"><text:s text:c="4"/>protocol: TCP</text:p>
      <text:p text:style-name="Syntax"><text:s text:c="4"/>targetPort: 5000</text:p>
      <text:p text:style-name="Syntax"><text:s text:c="2"/>selector:</text:p>
      <text:p text:style-name="Syntax"><text:s text:c="4"/>app: registry</text:p>
      <text:p text:style-name="Syntax"/>
      <text:p text:style-name="Syntax">---</text:p>
      <text:p text:style-name="Syntax"/>
      <text:p text:style-name="P42">apiVersion: apps/v1</text:p>
      <text:p text:style-name="Syntax">kind: Deployment</text:p>
      <text:p text:style-name="Syntax">metadata:</text:p>
      <text:p text:style-name="Syntax"><text:s text:c="2"/>name: registry-deployment</text:p>
      <text:p text:style-name="Syntax"><text:s text:c="2"/>namespace: cicd</text:p>
      <text:p text:style-name="Syntax"><text:s text:c="2"/>labels:</text:p>
      <text:p text:style-name="Syntax"><text:s text:c="4"/>app: registry</text:p>
      <text:p text:style-name="Syntax">spec:</text:p>
      <text:p text:style-name="Syntax"><text:s text:c="2"/>replicas: 1</text:p>
      <text:p text:style-name="Syntax"><text:s text:c="2"/>selector:</text:p>
      <text:p text:style-name="Syntax"><text:s text:c="4"/>matchLabels:</text:p>
      <text:p text:style-name="Syntax"><text:s text:c="6"/>app: registry</text:p>
      <text:p text:style-name="Syntax"><text:s text:c="2"/>template:</text:p>
      <text:p text:style-name="Syntax"><text:s text:c="4"/>metadata:</text:p>
      <text:p text:style-name="Syntax"><text:s text:c="6"/>labels:</text:p>
      <text:p text:style-name="Syntax"><text:s text:c="8"/>app: registry</text:p>
      <text:p text:style-name="Syntax"><text:s text:c="4"/>spec:</text:p>
      <text:p text:style-name="Syntax"><text:s text:c="6"/>volumes:</text:p>
      <text:p text:style-name="Syntax"><text:s text:c="6"/>- name: auth</text:p>
      <text:p text:style-name="Syntax"><text:s text:c="8"/>secret:</text:p>
      <text:p text:style-name="Syntax"><text:s text:c="10"/>secretName: cicd-registry-secret</text:p>
      <text:p text:style-name="Syntax"><text:s text:c="10"/>items:</text:p>
      <text:p text:style-name="Syntax"><text:s text:c="10"/>- key: htpasswd</text:p>
      <text:p text:style-name="Syntax"><text:s text:c="12"/>path: htpasswd</text:p>
      <text:p text:style-name="Syntax"/>
      <text:p text:style-name="Syntax"><text:s text:c="6"/>- name: registry-vol</text:p>
      <text:p text:style-name="Syntax"><text:s text:c="8"/>persistentVolumeClaim:</text:p>
      <text:p text:style-name="Syntax"><text:s text:c="10"/>claimName: registry-data</text:p>
      <text:p text:style-name="Syntax"/>
      <text:p text:style-name="Syntax"><text:s text:c="6"/>containers:</text:p>
      <text:p text:style-name="Syntax"><text:s text:c="8"/>- image: registry:2</text:p>
      <text:p text:style-name="Syntax"><text:s text:c="10"/>name: registry</text:p>
      <text:p text:style-name="Syntax"><text:s text:c="10"/>env:</text:p>
      <text:p text:style-name="Syntax"><text:s text:c="12"/>- name: REGISTRY_AUTH</text:p>
      <text:p text:style-name="Syntax"><text:s text:c="14"/>value: "htpasswd"</text:p>
      <text:p text:style-name="Syntax"><text:s text:c="12"/>- name: REGISTRY_AUTH_HTPASSWD_REALM</text:p>
      <text:p text:style-name="Syntax"><text:s text:c="14"/>value: "Registry Realm"</text:p>
      <text:p text:style-name="Syntax"><text:s text:c="12"/>- name: REGISTRY_AUTH_HTPASSWD_PATH</text:p>
      <text:p text:style-name="Syntax"><text:s text:c="14"/>value: "/auth/htpasswd"</text:p>
      <text:p text:style-name="Syntax"><text:s text:c="10"/>ports:</text:p>
      <text:p text:style-name="Syntax"><text:s text:c="12"/>- containerPort: 5000</text:p>
      <text:p text:style-name="Syntax"><text:s text:c="10"/>volumeMounts:</text:p>
      <text:p text:style-name="Syntax"><text:s text:c="10"/>#- name: certs-vol</text:p>
      <text:p text:style-name="Syntax"><text:s text:c="10"/># <text:s/>mountPath: /certs</text:p>
      <text:p text:style-name="Syntax"><text:soft-page-break/><text:s text:c="10"/>- name: registry-vol</text:p>
      <text:p text:style-name="Syntax"><text:s text:c="12"/>mountPath: /var/lib/registry</text:p>
      <text:p text:style-name="Syntax"><text:s text:c="12"/>subPath: registry</text:p>
      <text:p text:style-name="Syntax"><text:s text:c="10"/>- name: auth</text:p>
      <text:p text:style-name="Syntax"><text:s text:c="12"/>mountPath: /auth</text:p>
      <text:p text:style-name="Syntax"><text:s text:c="12"/>readOnly: true</text:p>
      <text:p text:style-name="P22"/>
      <text:p text:style-name="P65"/>
      <text:list xml:id="list31256069119171" text:continue-numbering="true" text:style-name="L9">
        <text:list-item>
          <text:p text:style-name="P93">Generate Certificates</text:p>
        </text:list-item>
      </text:list>
      <text:p text:style-name="P7"># 05_certificates.yaml</text:p>
      <text:p text:style-name="Syntax"/>
      <text:p text:style-name="Syntax">apiVersion: cert-manager.io/v1</text:p>
      <text:p text:style-name="Syntax">kind: ClusterIssuer</text:p>
      <text:p text:style-name="Syntax">metadata:</text:p>
      <text:p text:style-name="Syntax"><text:s text:c="2"/>name: cicd-letsencrypt</text:p>
      <text:p text:style-name="Syntax"><text:s text:c="2"/>namespace: cert-manager #retuired cert-manager (same as cert-manager)</text:p>
      <text:p text:style-name="Syntax">spec:</text:p>
      <text:p text:style-name="Syntax"><text:s text:c="2"/>acme:</text:p>
      <text:p text:style-name="Syntax"><text:s text:c="4"/>email: k8s@kstych.com</text:p>
      <text:p text:style-name="Syntax"><text:s text:c="4"/>server: https://acme-v02.api.letsencrypt.org/directory</text:p>
      <text:p text:style-name="Syntax"><text:s text:c="4"/>privateKeySecretRef:</text:p>
      <text:p text:style-name="Syntax"><text:s text:c="6"/>name: cicd-letsencrypt-key</text:p>
      <text:p text:style-name="Syntax"><text:s text:c="4"/>solvers:</text:p>
      <text:p text:style-name="Syntax"><text:s text:c="6"/>- http01:</text:p>
      <text:p text:style-name="Syntax"><text:s text:c="10"/>ingress:</text:p>
      <text:p text:style-name="Syntax"><text:s text:c="12"/>class: <text:s/>istio</text:p>
      <text:p text:style-name="Syntax">---</text:p>
      <text:p text:style-name="Syntax">apiVersion: cert-manager.io/v1</text:p>
      <text:p text:style-name="Syntax">kind: Certificate</text:p>
      <text:p text:style-name="Syntax">metadata:</text:p>
      <text:p text:style-name="Syntax"><text:s text:c="2"/>name: cicd-certs</text:p>
      <text:p text:style-name="Syntax"><text:s text:c="2"/>namespace: istio-system #retuired istio-system (same as ingress-gateway service)</text:p>
      <text:p text:style-name="Syntax">spec:</text:p>
      <text:p text:style-name="Syntax"><text:s text:c="2"/>dnsNames:</text:p>
      <text:p text:style-name="Syntax"><text:s text:c="2"/>- git.k8s.kstych.com</text:p>
      <text:p text:style-name="Syntax"><text:s text:c="2"/>- registry.k8s.kstych.com</text:p>
      <text:p text:style-name="Syntax"><text:s text:c="2"/>- jenkins.k8s.kstych.com</text:p>
      <text:p text:style-name="Syntax"><text:s text:c="2"/>secretName: cicd-certs-tls</text:p>
      <text:p text:style-name="Syntax"><text:s text:c="2"/>issuerRef:</text:p>
      <text:p text:style-name="Syntax"><text:s text:c="4"/>kind: ClusterIssuer</text:p>
      <text:p text:style-name="Syntax"><text:s text:c="4"/>name: cicd-letsencrypt</text:p>
      <text:p text:style-name="P22"/>
      <text:list xml:id="list2094613664" text:style-name="L10">
        <text:list-header>
          <text:p text:style-name="P56">After Applying Above yaml Wait for issuance of all certificate<text:span text:style-name="T39">s</text:span> before proceeding next step.</text:p>
        </text:list-header>
      </text:list>
      <text:p text:style-name="P22"/>
      <text:p text:style-name="P65"/>
      <text:list xml:id="list31257036396376" text:continue-list="list31256069119171" text:style-name="L9">
        <text:list-item>
          <text:p text:style-name="P93">Applying Istio Ingress</text:p>
        </text:list-item>
      </text:list>
      <text:p text:style-name="P7"># 06_istio_ingress.yaml</text:p>
      <text:p text:style-name="Syntax"/>
      <text:p text:style-name="P3">### wait for certificates order to be completed</text:p>
      <text:p text:style-name="Syntax">apiVersion: networking.istio.io/v1alpha3</text:p>
      <text:p text:style-name="Syntax">kind: Gateway</text:p>
      <text:p text:style-name="Syntax">metadata:</text:p>
      <text:p text:style-name="Syntax"><text:s text:c="2"/>name: cicd-gateway</text:p>
      <text:p text:style-name="Syntax"><text:s text:c="2"/>namespace: cicd</text:p>
      <text:p text:style-name="Syntax">spec:</text:p>
      <text:p text:style-name="Syntax"><text:s text:c="2"/>selector:</text:p>
      <text:p text:style-name="Syntax"><text:s text:c="4"/>istio: ingressgateway # use Istio default gateway implementation</text:p>
      <text:p text:style-name="Syntax"><text:s text:c="2"/>servers:</text:p>
      <text:p text:style-name="Syntax"><text:s text:c="2"/>- port:</text:p>
      <text:p text:style-name="Syntax"><text:s text:c="6"/>number: 80</text:p>
      <text:p text:style-name="Syntax"><text:s text:c="6"/>name: http</text:p>
      <text:p text:style-name="Syntax"><text:s text:c="6"/>protocol: HTTP</text:p>
      <text:p text:style-name="Syntax"><text:s text:c="4"/>hosts:</text:p>
      <text:p text:style-name="Syntax"><text:s text:c="4"/>- git.k8s.kstych.com</text:p>
      <text:p text:style-name="Syntax"><text:s text:c="4"/>- registry.k8s.kstych.com</text:p>
      <text:p text:style-name="Syntax"><text:s text:c="4"/>- jenkins.k8s.kstych.com</text:p>
      <text:p text:style-name="Syntax"><text:s text:c="4"/>tls:</text:p>
      <text:p text:style-name="Syntax"><text:s text:c="6"/>httpsRedirect: true # sends 301 redirect for http requests</text:p>
      <text:p text:style-name="Syntax"><text:s text:c="2"/>- port:</text:p>
      <text:p text:style-name="Syntax"><text:s text:c="6"/>number: 443</text:p>
      <text:p text:style-name="Syntax"><text:s text:c="6"/>name: https-443</text:p>
      <text:p text:style-name="Syntax"><text:s text:c="6"/>protocol: HTTPS</text:p>
      <text:p text:style-name="Syntax"><text:s text:c="4"/>hosts:</text:p>
      <text:p text:style-name="Syntax"><text:s text:c="4"/>- git.k8s.kstych.com</text:p>
      <text:p text:style-name="Syntax"><text:s text:c="4"/>- registry.k8s.kstych.com</text:p>
      <text:p text:style-name="Syntax"><text:s text:c="4"/>- jenkins.k8s.kstych.com</text:p>
      <text:p text:style-name="Syntax"><text:s text:c="4"/>tls:</text:p>
      <text:p text:style-name="Syntax"><text:s text:c="6"/>mode: SIMPLE</text:p>
      <text:p text:style-name="Syntax"><text:s text:c="6"/>credentialName: cicd-certs-tls # This should match the Certifcate secretName</text:p>
      <text:p text:style-name="Syntax">---</text:p>
      <text:p text:style-name="Syntax"/>
      <text:p text:style-name="P42">apiVersion: networking.istio.io/v1alpha3</text:p>
      <text:p text:style-name="Syntax">kind: VirtualService</text:p>
      <text:p text:style-name="Syntax">metadata:</text:p>
      <text:p text:style-name="Syntax"><text:s text:c="2"/>name: gitea</text:p>
      <text:p text:style-name="Syntax"><text:s text:c="2"/>namespace: cicd</text:p>
      <text:p text:style-name="Syntax">spec:</text:p>
      <text:p text:style-name="Syntax"><text:s text:c="2"/>hosts:</text:p>
      <text:p text:style-name="Syntax"><text:s text:c="2"/>- git.k8s.kstych.com</text:p>
      <text:p text:style-name="Syntax"><text:s text:c="2"/>gateways:</text:p>
      <text:p text:style-name="Syntax"><text:s text:c="2"/>- cicd-gateway</text:p>
      <text:p text:style-name="Syntax"><text:s text:c="2"/>http:</text:p>
      <text:p text:style-name="Syntax"><text:s text:c="2"/>- match:</text:p>
      <text:p text:style-name="Syntax"><text:s text:c="4"/>- uri:</text:p>
      <text:p text:style-name="Syntax"><text:s text:c="8"/>prefix: /</text:p>
      <text:p text:style-name="Syntax"><text:s text:c="4"/>route:</text:p>
      <text:p text:style-name="Syntax"><text:s text:c="4"/>- destination:</text:p>
      <text:p text:style-name="Syntax"><text:s text:c="8"/>port:</text:p>
      <text:p text:style-name="Syntax"><text:s text:c="10"/>number: 3000</text:p>
      <text:p text:style-name="Syntax"><text:s text:c="8"/>host: gitea-service</text:p>
      <text:p text:style-name="Syntax">---</text:p>
      <text:p text:style-name="Syntax">apiVersion: networking.istio.io/v1alpha3</text:p>
      <text:p text:style-name="Syntax">kind: VirtualService</text:p>
      <text:p text:style-name="Syntax">metadata:</text:p>
      <text:p text:style-name="Syntax"><text:s text:c="2"/>name: jenkins</text:p>
      <text:p text:style-name="Syntax"><text:s text:c="2"/>namespace: cicd</text:p>
      <text:p text:style-name="Syntax">spec:</text:p>
      <text:p text:style-name="Syntax"><text:s text:c="2"/>hosts:</text:p>
      <text:p text:style-name="Syntax"><text:s text:c="2"/>- jenkins.k8s.kstych.com</text:p>
      <text:p text:style-name="Syntax"><text:s text:c="2"/>gateways:</text:p>
      <text:p text:style-name="Syntax"><text:s text:c="2"/>- cicd-gateway</text:p>
      <text:p text:style-name="Syntax"><text:s text:c="2"/>http:</text:p>
      <text:p text:style-name="Syntax"><text:s text:c="2"/>- match:</text:p>
      <text:p text:style-name="Syntax"><text:s text:c="4"/>- uri:</text:p>
      <text:p text:style-name="Syntax"><text:s text:c="8"/>prefix: /</text:p>
      <text:p text:style-name="Syntax"><text:s text:c="4"/>route:</text:p>
      <text:p text:style-name="Syntax"><text:s text:c="4"/>- destination:</text:p>
      <text:p text:style-name="Syntax"><text:s text:c="8"/>port:</text:p>
      <text:p text:style-name="Syntax"><text:s text:c="10"/>number: 8080</text:p>
      <text:p text:style-name="Syntax"><text:s text:c="8"/>host: jenkins-service</text:p>
      <text:p text:style-name="Syntax">---</text:p>
      <text:p text:style-name="Syntax"/>
      <text:p text:style-name="P42">apiVersion: networking.istio.io/v1alpha3</text:p>
      <text:p text:style-name="Syntax">kind: VirtualService</text:p>
      <text:p text:style-name="Syntax">metadata:</text:p>
      <text:p text:style-name="Syntax"><text:s text:c="2"/>name: registry</text:p>
      <text:p text:style-name="Syntax"><text:s text:c="2"/>namespace: cicd</text:p>
      <text:p text:style-name="Syntax">spec:</text:p>
      <text:p text:style-name="Syntax"><text:s text:c="2"/>hosts:</text:p>
      <text:p text:style-name="Syntax"><text:s text:c="2"/>- registry.k8s.kstych.com</text:p>
      <text:p text:style-name="Syntax"><text:s text:c="2"/>gateways:</text:p>
      <text:p text:style-name="Syntax"><text:s text:c="2"/>- cicd-gateway</text:p>
      <text:p text:style-name="Syntax"><text:s text:c="2"/>http:</text:p>
      <text:p text:style-name="Syntax"><text:s text:c="2"/>- match:</text:p>
      <text:p text:style-name="Syntax"><text:s text:c="4"/>- uri:</text:p>
      <text:p text:style-name="Syntax"><text:s text:c="8"/>prefix: /</text:p>
      <text:p text:style-name="Syntax"><text:s text:c="4"/>route:</text:p>
      <text:p text:style-name="Syntax"><text:s text:c="4"/>- destination:</text:p>
      <text:p text:style-name="Syntax"><text:s text:c="8"/>port:</text:p>
      <text:p text:style-name="Syntax"><text:s text:c="10"/>number: 5000</text:p>
      <text:p text:style-name="Syntax"><text:s text:c="8"/>host: registry-service</text:p>
      <text:p text:style-name="P22"/>
      <text:p text:style-name="P65"/>
      <text:list xml:id="list31256416975863" text:continue-numbering="true" text:style-name="L9">
        <text:list-item>
          <text:p text:style-name="P93">Deploying Jenkins</text:p>
        </text:list-item>
      </text:list>
      <text:list xml:id="list500259134" text:style-name="L11">
        <text:list-header>
          <text:p text:style-name="P50">Before <text:s/>Deploying Jenkins make sure you have jenkins image in your registry.</text:p>
        </text:list-header>
      </text:list>
      <text:p text:style-name="P7"># 07_jenkins.yaml</text:p>
      <text:p text:style-name="Syntax"/>
      <text:p text:style-name="Syntax">kind: Secret</text:p>
      <text:p text:style-name="Syntax">apiVersion: v1</text:p>
      <text:p text:style-name="Syntax">metadata:</text:p>
      <text:p text:style-name="Syntax"><text:s text:c="2"/>name: cicdregistry-basic-auth</text:p>
      <text:p text:style-name="Syntax"><text:s text:c="2"/>namespace: cicd</text:p>
      <text:p text:style-name="Syntax">data:</text:p>
      <text:p text:style-name="Syntax"><text:s text:c="2"/>.dockerconfigjson: &gt;-</text:p>
      <text:p text:style-name="Syntax"><text:s text:c="4"/>eyJhdXRocyI6eyJyZWdpc3RyeS5rOHMua3N0eWNoLmNvbSI6eyJ1c2VybmFtZSI6ImNpY2QiLCJwYXNzd29yZCI6InliOTczOHoiLCJhdXRoIjoiWTJsalpEcDVZamszTXpoNiJ9fX0=</text:p>
      <text:p text:style-name="Syntax">type: kubernetes.io/dockerconfigjson</text:p>
      <text:p text:style-name="Syntax">#kubectl create secret docker-registry cicdregistry-basic-auth --docker-server=registry.k8s.kstych.com --docker-username=cicd --docker-password=yb9738z -n cicd</text:p>
      <text:p text:style-name="Syntax">---</text:p>
      <text:p text:style-name="Syntax">apiVersion: v1</text:p>
      <text:p text:style-name="Syntax">kind: PersistentVolume</text:p>
      <text:p text:style-name="Syntax">metadata:</text:p>
      <text:p text:style-name="Syntax"><text:s text:c="2"/>name: jenkinstorage</text:p>
      <text:p text:style-name="Syntax"><text:s text:c="2"/>labels:</text:p>
      <text:p text:style-name="Syntax"><text:s text:c="4"/>name: jenkinstorage # jenkins claim for volume</text:p>
      <text:p text:style-name="Syntax">spec:</text:p>
      <text:p text:style-name="Syntax"><text:s text:c="2"/>storageClassName: cicdstorage # same storage class as pvc</text:p>
      <text:p text:style-name="Syntax"><text:s text:c="2"/>capacity:</text:p>
      <text:p text:style-name="Syntax"><text:s text:c="4"/>storage: 40Gi</text:p>
      <text:p text:style-name="Syntax"><text:s text:c="2"/>accessModes:</text:p>
      <text:p text:style-name="Syntax"><text:s text:c="4"/>- ReadWriteOnce</text:p>
      <text:p text:style-name="Syntax"><text:s text:c="2"/>nfs:</text:p>
      <text:p text:style-name="Syntax"><text:s text:c="4"/>server: 192.168.1.2 # ip addres of nfs server</text:p>
      <text:p text:style-name="Syntax"><text:s text:c="4"/>path: "/mnt/k8s/nfsroot" <text:s/># path to directory, make sure directory is available</text:p>
      <text:p text:style-name="Syntax"/>
      <text:p text:style-name="Syntax">---</text:p>
      <text:p text:style-name="P42"/>
      <text:p text:style-name="Syntax">apiVersion: v1</text:p>
      <text:p text:style-name="Syntax">kind: PersistentVolumeClaim</text:p>
      <text:p text:style-name="Syntax">metadata:</text:p>
      <text:p text:style-name="Syntax"><text:s text:c="2"/>name: jenkins-data</text:p>
      <text:p text:style-name="Syntax"><text:s text:c="2"/>namespace: cicd</text:p>
      <text:p text:style-name="Syntax">spec:</text:p>
      <text:p text:style-name="Syntax"><text:s text:c="2"/>storageClassName: cicdstorage</text:p>
      <text:p text:style-name="Syntax"><text:s text:c="2"/>accessModes:</text:p>
      <text:p text:style-name="Syntax"><text:s text:c="2"/>- ReadWriteOnce</text:p>
      <text:p text:style-name="Syntax"><text:s text:c="2"/>resources:</text:p>
      <text:p text:style-name="Syntax"><text:s text:c="4"/>requests:</text:p>
      <text:p text:style-name="Syntax"><text:s text:c="6"/>storage: 5Gi</text:p>
      <text:p text:style-name="Syntax">---</text:p>
      <text:p text:style-name="Syntax">apiVersion: v1</text:p>
      <text:p text:style-name="Syntax">kind: Service</text:p>
      <text:p text:style-name="Syntax">metadata:</text:p>
      <text:p text:style-name="Syntax"><text:s text:c="2"/>name: jenkins-service</text:p>
      <text:p text:style-name="Syntax"><text:s text:c="2"/>namespace: cicd</text:p>
      <text:p text:style-name="Syntax">spec:</text:p>
      <text:p text:style-name="Syntax"><text:s text:c="2"/>ports:</text:p>
      <text:p text:style-name="Syntax"><text:s text:c="4"/>- port: 8080</text:p>
      <text:p text:style-name="Syntax"><text:s text:c="6"/>targetPort: 8080</text:p>
      <text:p text:style-name="Syntax"><text:s text:c="2"/>selector:</text:p>
      <text:p text:style-name="Syntax"><text:s text:c="4"/>app: jenkins</text:p>
      <text:p text:style-name="Syntax">---</text:p>
      <text:p text:style-name="P42"/>
      <text:p text:style-name="Syntax">apiVersion: apps/v1</text:p>
      <text:p text:style-name="Syntax">kind: Deployment</text:p>
      <text:p text:style-name="Syntax">metadata:</text:p>
      <text:p text:style-name="Syntax"><text:s text:c="2"/>name: jenkins</text:p>
      <text:p text:style-name="Syntax"><text:s text:c="2"/>namespace: cicd</text:p>
      <text:p text:style-name="Syntax">spec:</text:p>
      <text:p text:style-name="Syntax"><text:s text:c="2"/>replicas: 1</text:p>
      <text:p text:style-name="Syntax"><text:s text:c="2"/>selector:</text:p>
      <text:p text:style-name="Syntax"><text:s text:c="4"/>matchLabels:</text:p>
      <text:p text:style-name="Syntax"><text:s text:c="8"/>app: jenkins</text:p>
      <text:p text:style-name="Syntax"><text:s text:c="2"/>template:</text:p>
      <text:p text:style-name="Syntax"><text:s text:c="4"/>metadata:</text:p>
      <text:p text:style-name="Syntax"><text:s text:c="6"/>labels:</text:p>
      <text:p text:style-name="Syntax"><text:s text:c="8"/>app: jenkins</text:p>
      <text:p text:style-name="Syntax"><text:s text:c="4"/>spec:</text:p>
      <text:p text:style-name="Syntax"><text:s text:c="6"/>containers:</text:p>
      <text:p text:style-name="Syntax"><text:s text:c="6"/>- name: jenkins</text:p>
      <text:p text:style-name="Syntax"><text:s text:c="8"/>image: registry.k8s.kstych.com/cicd/jenkinscicd # make sure image is available in registry</text:p>
      <text:p text:style-name="Syntax"><text:s text:c="8"/>securityContext:</text:p>
      <text:p text:style-name="Syntax"><text:s text:c="10"/>privileged: true # required to build images from /dev/fuse</text:p>
      <text:p text:style-name="Syntax"><text:s text:c="8"/>ports:</text:p>
      <text:p text:style-name="Syntax"><text:s text:c="8"/>- containerPort: 8080</text:p>
      <text:p text:style-name="Syntax"><text:s text:c="8"/>volumeMounts:</text:p>
      <text:p text:style-name="Syntax"><text:s text:c="8"/>- name: jenkins-home</text:p>
      <text:p text:style-name="Syntax"><text:s text:c="10"/>mountPath: /var/lib/jenkins</text:p>
      <text:p text:style-name="Syntax"><text:s text:c="10"/>subPath: jenkins</text:p>
      <text:p text:style-name="Syntax"><text:s text:c="8"/>#- name: jenkins-home #remote disk can be slow</text:p>
      <text:p text:style-name="Syntax"><text:s text:c="10"/>#mountPath: /var/lib/containers</text:p>
      <text:p text:style-name="Syntax"><text:s text:c="10"/>#subPath: jenkins-containers</text:p>
      <text:p text:style-name="Syntax"><text:s text:c="6"/>imagePullSecrets:</text:p>
      <text:p text:style-name="Syntax"><text:s text:c="6"/>- name: cicdregistry-basic-auth</text:p>
      <text:p text:style-name="Syntax"><text:s text:c="6"/>volumes:</text:p>
      <text:p text:style-name="Syntax"><text:s text:c="6"/>- name: jenkins-home</text:p>
      <text:p text:style-name="Syntax"><text:s text:c="8"/>persistentVolumeClaim:</text:p>
      <text:p text:style-name="Syntax"><text:s text:c="10"/>claimName: jenkins-data</text:p>
      <text:p text:style-name="P29"><text:span text:style-name="T6">APP</text:span><text:span text:style-name="T4"> Setup</text:span></text:p>
      <text:list xml:id="list2979965831" text:style-name="L12">
        <text:list-item>
          <text:p text:style-name="P55">Now its time to deploy our Micro-services for doing that follow below steps:-</text:p>
          <text:list>
            <text:list-item>
              <text:p text:style-name="P62">At First We will create a new namespace for using our micro-services &amp; generate secrets for our registry so that our micro-services can pull images from that.</text:p>
            </text:list-item>
            <text:list-item>
              <text:p text:style-name="P62">Now we will need a storage so We will create a new storage class .</text:p>
            </text:list-item>
            <text:list-item>
              <text:p text:style-name="P62">Now we are ready to deploy our micro-services so lets start with keycloack[ Authentication System] <text:s/>for deploying keycloak we need a postgress database so at first we will deploy postgress database service for keycloak.</text:p>
            </text:list-item>
            <text:list-item>
              <text:p text:style-name="P62">After Postgress deployment deploy keycloack .</text:p>
            </text:list-item>
            <text:list-item>
              <text:p text:style-name="P62">Once keycloak is deployed so we need to get ssl certificates so now we generate certificates for our all microservices in single go otherwise you can go one by one.</text:p>
            </text:list-item>
            <text:list-item>
              <text:p text:style-name="P62">After successfully generating certificates Apply istio-ingress so that we can our services from outside the cluster using domain.</text:p>
            </text:list-item>
            <text:list-item>
              <text:p text:style-name="P62">Now we will deploy services one by one like Log,DB,Http services etc using istio-sidecar.</text:p>
            </text:list-item>
            <text:list-item>
              <text:p text:style-name="P62">After deploying all services now we have to define istio destination rule so that our micro-services can talk to each other.</text:p>
            </text:list-item>
          </text:list>
        </text:list-item>
      </text:list>
      <text:p text:style-name="P72"/>
      <text:p text:style-name="P79"><text:span text:style-name="T14"/></text:p>
      <text:list xml:id="list2333504078" text:style-name="L13">
        <text:list-item>
          <text:p text:style-name="P92"><text:span text:style-name="T14">C</text:span><text:span text:style-name="T12">reating Namespace </text:span><text:span text:style-name="T15">&amp; Secret </text:span><text:span text:style-name="T12"><text:s/>for App</text:span></text:p>
        </text:list-item>
      </text:list>
      <text:p text:style-name="P7"># 01_namespace.yaml</text:p>
      <text:p text:style-name="Syntax">apiVersion: v1</text:p>
      <text:p text:style-name="Syntax">kind: Namespace</text:p>
      <text:p text:style-name="Syntax">metadata:</text:p>
      <text:p text:style-name="Syntax"><text:s text:c="2"/>name: orp</text:p>
      <text:p text:style-name="Syntax">---</text:p>
      <text:p text:style-name="Syntax">kind: Secret</text:p>
      <text:p text:style-name="Syntax">apiVersion: v1</text:p>
      <text:p text:style-name="Syntax">metadata:</text:p>
      <text:p text:style-name="Syntax"><text:s text:c="2"/>name: orp-registry-secret</text:p>
      <text:p text:style-name="Syntax"><text:s text:c="2"/>namespace: orp</text:p>
      <text:p text:style-name="Syntax">data:</text:p>
      <text:p text:style-name="Syntax"><text:s text:c="2"/>.dockerconfigjson: &gt;-</text:p>
      <text:p text:style-name="Syntax"><text:s text:c="4"/>eyJhdXRocyI6eyJyZWdpc3RyeS5rOHMua3N0eWNoLmNvbSI6eyJ1c2VybmFtZSI6ImNpY2QiLCJwYXNzd29yZCI6InliOTczOHoiLCJhdXRoIjoiWTJsalpEcDVZamszTXpoNiJ9fX0=</text:p>
      <text:p text:style-name="Syntax">type: kubernetes.io/dockerconfigjson</text:p>
      <text:p text:style-name="Syntax"/>
      <text:p text:style-name="Syntax">#kubectl create secret docker-registry orp-registry-secret --docker-server=registry.k8s.kstych.com --docker-username=cicd --docker-password=yb9738z -n cicd</text:p>
      <text:p text:style-name="P23"/>
      <text:list xml:id="list31257085520809" text:continue-numbering="true" text:style-name="L13">
        <text:list-item>
          <text:p text:style-name="P66">Creating Storage for App</text:p>
        </text:list-item>
      </text:list>
      <text:p text:style-name="P7"># 02_storage_nfs.yaml</text:p>
      <text:p text:style-name="Syntax"/>
      <text:p text:style-name="Syntax">apiVersion: storage.k8s.io/v1</text:p>
      <text:p text:style-name="Syntax">kind: StorageClass</text:p>
      <text:p text:style-name="Syntax">metadata:</text:p>
      <text:p text:style-name="Syntax"><text:s text:c="2"/>name: orpstorage</text:p>
      <text:p text:style-name="Syntax">provisioner: nfspod</text:p>
      <text:p text:style-name="Syntax">parameters:</text:p>
      <text:p text:style-name="Syntax"><text:s text:c="2"/>archiveOnDelete: “false”</text:p>
      <text:p text:style-name="P23"/>
      <text:p text:style-name="P23"/>
      <text:p text:style-name="P67"/>
      <text:list xml:id="list31255887447738" text:continue-numbering="true" text:style-name="L13">
        <text:list-item>
          <text:p text:style-name="P94">Deploying Postgres for keycloak</text:p>
        </text:list-item>
      </text:list>
      <text:p text:style-name="P11"># 03_keycloack_postgres.yaml</text:p>
      <text:p text:style-name="P10"/>
      <text:p text:style-name="P10">apiVersion: v1</text:p>
      <text:p text:style-name="P10">kind: PersistentVolume</text:p>
      <text:p text:style-name="P10">metadata:</text:p>
      <text:p text:style-name="P10"><text:s text:c="2"/>name: orp-keycloak-volumne</text:p>
      <text:p text:style-name="P10"><text:s text:c="2"/>labels:</text:p>
      <text:p text:style-name="P10"><text:s text:c="4"/>name: orp-keycloak-volumne # name can be anything</text:p>
      <text:p text:style-name="P10">spec:</text:p>
      <text:p text:style-name="P10"><text:s text:c="2"/>storageClassName: orpstorage # same storage class as pvc</text:p>
      <text:p text:style-name="P10"><text:s text:c="2"/>capacity:</text:p>
      <text:p text:style-name="P10"><text:s text:c="4"/>storage: 10Gi</text:p>
      <text:p text:style-name="P10"><text:s text:c="2"/>accessModes:</text:p>
      <text:p text:style-name="P10"><text:s text:c="4"/>- ReadWriteOnce</text:p>
      <text:p text:style-name="P10"><text:s text:c="2"/>nfs:</text:p>
      <text:p text:style-name="P10"><text:s text:c="4"/>server: 192.168.1.2 # ip addres of nfs server</text:p>
      <text:p text:style-name="P10"><text:s text:c="4"/>path: "/mnt/k8s/nfsroot/orp" # path to directory, make sure directory is available</text:p>
      <text:p text:style-name="P10">---</text:p>
      <text:p text:style-name="P10">apiVersion: v1</text:p>
      <text:p text:style-name="P10">kind: PersistentVolumeClaim</text:p>
      <text:p text:style-name="P10">metadata:</text:p>
      <text:p text:style-name="P10"><text:s text:c="2"/>name: keycloak-postgres-data</text:p>
      <text:p text:style-name="P10"><text:s text:c="2"/>namespace: orp</text:p>
      <text:p text:style-name="P10">spec:</text:p>
      <text:p text:style-name="P10"><text:s text:c="2"/>storageClassName: orpstorage</text:p>
      <text:p text:style-name="P10"><text:s text:c="2"/>accessModes:</text:p>
      <text:p text:style-name="P10"><text:s text:c="2"/>- ReadWriteOnce</text:p>
      <text:p text:style-name="P10"><text:s text:c="2"/>resources:</text:p>
      <text:p text:style-name="P10"><text:s text:c="4"/>requests:</text:p>
      <text:p text:style-name="P10"><text:s text:c="6"/>storage: 10Gi</text:p>
      <text:p text:style-name="P10">---</text:p>
      <text:p text:style-name="P10">apiVersion: v1</text:p>
      <text:p text:style-name="P10">kind: Service</text:p>
      <text:p text:style-name="P10">metadata:</text:p>
      <text:p text:style-name="P10"><text:s text:c="2"/>name: keycloak-postgres-service</text:p>
      <text:p text:style-name="P10"><text:s text:c="2"/>namespace: orp</text:p>
      <text:p text:style-name="P10">spec:</text:p>
      <text:p text:style-name="P10"><text:s text:c="2"/>selector:</text:p>
      <text:p text:style-name="P10"><text:s text:c="4"/>app: postgres-keycloak</text:p>
      <text:p text:style-name="P10"><text:s text:c="2"/>ports:</text:p>
      <text:p text:style-name="P10"><text:s text:c="2"/>- name: http-gitea</text:p>
      <text:p text:style-name="P10"><text:s text:c="4"/>port: 5432</text:p>
      <text:p text:style-name="P10"><text:s text:c="4"/>targetPort: 5432</text:p>
      <text:p text:style-name="P10"><text:soft-page-break/></text:p>
      <text:p text:style-name="P10">---</text:p>
      <text:p text:style-name="P10">apiVersion: apps/v1</text:p>
      <text:p text:style-name="P10">kind: Deployment</text:p>
      <text:p text:style-name="P10">metadata:</text:p>
      <text:p text:style-name="P10"><text:s text:c="2"/>name: postgres-keycloak</text:p>
      <text:p text:style-name="P10"><text:s text:c="2"/>namespace: orp</text:p>
      <text:p text:style-name="P10">spec:</text:p>
      <text:p text:style-name="P10"><text:s text:c="2"/>replicas: 1</text:p>
      <text:p text:style-name="P10"><text:s text:c="2"/>selector:</text:p>
      <text:p text:style-name="P10"><text:s text:c="4"/>matchLabels:</text:p>
      <text:p text:style-name="P10"><text:s text:c="6"/>app: postgres-keycloak</text:p>
      <text:p text:style-name="P10"><text:s text:c="2"/>strategy:</text:p>
      <text:p text:style-name="P10"><text:s text:c="4"/>type: Recreate</text:p>
      <text:p text:style-name="P10"><text:s text:c="2"/>template:</text:p>
      <text:p text:style-name="P10"><text:s text:c="4"/>metadata:</text:p>
      <text:p text:style-name="P10"><text:s text:c="6"/>labels:</text:p>
      <text:p text:style-name="P10"><text:s text:c="8"/>app: postgres-keycloak</text:p>
      <text:p text:style-name="P10"><text:s text:c="4"/>spec:</text:p>
      <text:p text:style-name="P10"><text:s text:c="6"/>containers:</text:p>
      <text:p text:style-name="P10"><text:s text:c="6"/>- name: postgres</text:p>
      <text:p text:style-name="P10"><text:s text:c="8"/>env:</text:p>
      <text:p text:style-name="P10"><text:s text:c="8"/>- name: POSTGRES_DB</text:p>
      <text:p text:style-name="P10"><text:s text:c="10"/>value: keycloak</text:p>
      <text:p text:style-name="P10"><text:s text:c="8"/>- name: POSTGRES_PASSWORD</text:p>
      <text:p text:style-name="P10"><text:s text:c="10"/>value: password</text:p>
      <text:p text:style-name="P10"><text:s text:c="8"/>- name: POSTGRES_USER</text:p>
      <text:p text:style-name="P10"><text:s text:c="10"/>value: keycloak</text:p>
      <text:p text:style-name="P10"><text:s text:c="8"/>- name: PGDATA</text:p>
      <text:p text:style-name="P10"><text:s text:c="10"/>value: /var/lib/postgresql/data/pgdata</text:p>
      <text:p text:style-name="P10"><text:s text:c="8"/>image: postgres</text:p>
      <text:p text:style-name="P10"><text:s text:c="8"/>ports:</text:p>
      <text:p text:style-name="P10"><text:s text:c="8"/>- containerPort: 5432</text:p>
      <text:p text:style-name="P10"><text:s text:c="8"/>volumeMounts:</text:p>
      <text:p text:style-name="P10"><text:s text:c="8"/>- mountPath: /var/lib/postgresql/data</text:p>
      <text:p text:style-name="P10"><text:s text:c="10"/>name: postgres-data-vol</text:p>
      <text:p text:style-name="P10"><text:s text:c="10"/>subPath: postgreskeycloak</text:p>
      <text:p text:style-name="P10"><text:s text:c="6"/>restartPolicy: Always</text:p>
      <text:p text:style-name="P10"><text:s text:c="6"/>volumes:</text:p>
      <text:p text:style-name="P10"><text:s text:c="6"/>- name: postgres-data-vol</text:p>
      <text:p text:style-name="P10"><text:s text:c="8"/>persistentVolumeClaim:</text:p>
      <text:p text:style-name="P10"><text:s text:c="10"/>claimName: keycloak-postgres-data</text:p>
      <text:p text:style-name="P67"/>
      <text:list xml:id="list31256570890272" text:continue-numbering="true" text:style-name="L13">
        <text:list-item>
          <text:p text:style-name="P94">Deploying Keyclo<text:span text:style-name="T37">a</text:span>ck</text:p>
        </text:list-item>
      </text:list>
      <text:p text:style-name="P7"># 04_keycloack.yaml</text:p>
      <text:p text:style-name="Syntax"/>
      <text:p text:style-name="Syntax">apiVersion: v1</text:p>
      <text:p text:style-name="Syntax">kind: Service</text:p>
      <text:p text:style-name="Syntax">metadata:</text:p>
      <text:p text:style-name="Syntax"><text:s text:c="2"/>name: keycloak</text:p>
      <text:p text:style-name="Syntax"><text:s text:c="2"/>namespace: orp</text:p>
      <text:p text:style-name="Syntax"><text:s text:c="2"/>labels:</text:p>
      <text:p text:style-name="Syntax"><text:s text:c="4"/>app: keycloak</text:p>
      <text:p text:style-name="Syntax">spec:</text:p>
      <text:p text:style-name="Syntax"><text:s text:c="2"/>ports:</text:p>
      <text:p text:style-name="Syntax"><text:s text:c="2"/>- name: http</text:p>
      <text:p text:style-name="Syntax"><text:s text:c="4"/>port: 8080</text:p>
      <text:p text:style-name="Syntax"><text:s text:c="4"/>targetPort: 8080</text:p>
      <text:p text:style-name="Syntax"><text:s text:c="2"/>selector:</text:p>
      <text:p text:style-name="Syntax"><text:s text:c="4"/>app: keycloak</text:p>
      <text:p text:style-name="Syntax">---</text:p>
      <text:p text:style-name="Syntax"/>
      <text:p text:style-name="P42">apiVersion: apps/v1</text:p>
      <text:p text:style-name="Syntax">kind: Deployment</text:p>
      <text:p text:style-name="Syntax">metadata:</text:p>
      <text:p text:style-name="Syntax"><text:s text:c="2"/>name: keycloak</text:p>
      <text:p text:style-name="Syntax"><text:s text:c="2"/>namespace: orp</text:p>
      <text:p text:style-name="Syntax"><text:s text:c="2"/>labels:</text:p>
      <text:p text:style-name="Syntax"><text:s text:c="4"/>app: keycloak</text:p>
      <text:p text:style-name="Syntax">spec:</text:p>
      <text:p text:style-name="Syntax"><text:s text:c="2"/>replicas: 1</text:p>
      <text:p text:style-name="Syntax"><text:s text:c="2"/>selector:</text:p>
      <text:p text:style-name="Syntax"><text:s text:c="4"/>matchLabels:</text:p>
      <text:p text:style-name="Syntax"><text:s text:c="6"/>app: keycloak</text:p>
      <text:p text:style-name="Syntax"><text:s text:c="2"/>template:</text:p>
      <text:p text:style-name="Syntax"><text:s text:c="4"/>metadata:</text:p>
      <text:p text:style-name="Syntax"><text:s text:c="6"/>labels:</text:p>
      <text:p text:style-name="Syntax"><text:s text:c="8"/>app: keycloak</text:p>
      <text:p text:style-name="Syntax"><text:s text:c="4"/>spec:</text:p>
      <text:p text:style-name="Syntax"><text:s text:c="6"/>containers:</text:p>
      <text:p text:style-name="Syntax"><text:s text:c="6"/>- name: keycloak</text:p>
      <text:p text:style-name="Syntax"><text:s text:c="8"/>image: quay.io/keycloak/keycloak:11.0.3</text:p>
      <text:p text:style-name="Syntax"><text:s text:c="8"/>env:</text:p>
      <text:p text:style-name="Syntax"><text:s text:c="8"/>- name: KEYCLOAK_USER</text:p>
      <text:p text:style-name="Syntax"><text:s text:c="10"/>value: "admin"</text:p>
      <text:p text:style-name="Syntax"><text:s text:c="8"/>- name: KEYCLOAK_PASSWORD</text:p>
      <text:p text:style-name="Syntax"><text:s text:c="10"/>value: "yb9738z"</text:p>
      <text:p text:style-name="Syntax"><text:s text:c="8"/>- name: PROXY_ADDRESS_FORWARDING</text:p>
      <text:p text:style-name="Syntax"><text:s text:c="10"/>value: "true"</text:p>
      <text:p text:style-name="Syntax"><text:s text:c="8"/>- name: DB_VENDOR</text:p>
      <text:p text:style-name="Syntax"><text:s text:c="10"/>value: "POSTGRES"</text:p>
      <text:p text:style-name="Syntax"><text:s text:c="8"/>- name: DB_ADDR</text:p>
      <text:p text:style-name="Syntax"><text:s text:c="10"/>value: "keycloak-postgres-service"</text:p>
      <text:p text:style-name="Syntax"><text:s text:c="8"/>- name: DB_DATABASE</text:p>
      <text:p text:style-name="Syntax"><text:s text:c="10"/>value: "keycloak"</text:p>
      <text:p text:style-name="Syntax"><text:s text:c="8"/>- name: DB_USER</text:p>
      <text:p text:style-name="Syntax"><text:s text:c="10"/>value: "keycloak"</text:p>
      <text:p text:style-name="Syntax"><text:s text:c="8"/>- name: DB_SCHEMA</text:p>
      <text:p text:style-name="Syntax"><text:s text:c="10"/>value: "public"</text:p>
      <text:p text:style-name="Syntax"><text:s text:c="8"/>- name: DB_PASSWORD</text:p>
      <text:p text:style-name="Syntax"><text:s text:c="10"/>value: "password"</text:p>
      <text:p text:style-name="Syntax"/>
      <text:p text:style-name="Syntax"><text:s text:c="8"/>ports:</text:p>
      <text:p text:style-name="Syntax"><text:s text:c="8"/>- name: http</text:p>
      <text:p text:style-name="Syntax"><text:s text:c="10"/>containerPort: 8080</text:p>
      <text:p text:style-name="Syntax"><text:s text:c="8"/>- name: https</text:p>
      <text:p text:style-name="Syntax"><text:soft-page-break/><text:s text:c="10"/>containerPort: 8443</text:p>
      <text:p text:style-name="Syntax"><text:s text:c="8"/>readinessProbe:</text:p>
      <text:p text:style-name="Syntax"><text:s text:c="10"/>httpGet:</text:p>
      <text:p text:style-name="Syntax"><text:s text:c="12"/>path: /auth/realms/master</text:p>
      <text:p text:style-name="Syntax"><text:s text:c="12"/>port: 8080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9"><text:span text:style-name="T12"/></text:p>
      <text:list xml:id="list31255683336692" text:continue-numbering="true" text:style-name="L13">
        <text:list-item>
          <text:p text:style-name="P92"><text:span text:style-name="T12">Generate Certificate</text:span><text:span text:style-name="T15">s</text:span></text:p>
        </text:list-item>
      </text:list>
      <text:p text:style-name="P7"># 05_certificates.yaml</text:p>
      <text:p text:style-name="Syntax"/>
      <text:p text:style-name="Syntax">apiVersion: cert-manager.io/v1</text:p>
      <text:p text:style-name="Syntax">kind: ClusterIssuer</text:p>
      <text:p text:style-name="Syntax">metadata:</text:p>
      <text:p text:style-name="Syntax"><text:s text:c="2"/>name: orp-letsencrypt</text:p>
      <text:p text:style-name="Syntax"><text:s text:c="2"/>namespace: cert-manager #retuired cert-manager (same as cert-manager)</text:p>
      <text:p text:style-name="Syntax">spec:</text:p>
      <text:p text:style-name="Syntax"><text:s text:c="2"/>acme:</text:p>
      <text:p text:style-name="Syntax"><text:s text:c="4"/>email: k8s@kstych.com</text:p>
      <text:p text:style-name="Syntax"><text:s text:c="4"/>server: https://acme-v02.api.letsencrypt.org/directory</text:p>
      <text:p text:style-name="Syntax"><text:s text:c="4"/>privateKeySecretRef:</text:p>
      <text:p text:style-name="Syntax"><text:s text:c="6"/>name: orp-letsencrypt-key</text:p>
      <text:p text:style-name="Syntax"><text:s text:c="4"/>solvers:</text:p>
      <text:p text:style-name="Syntax"><text:s text:c="6"/>- http01:</text:p>
      <text:p text:style-name="Syntax"><text:s text:c="10"/>ingress:</text:p>
      <text:p text:style-name="Syntax"><text:s text:c="12"/>class: <text:s/>istio</text:p>
      <text:p text:style-name="Syntax">---</text:p>
      <text:p text:style-name="Syntax">apiVersion: cert-manager.io/v1</text:p>
      <text:p text:style-name="Syntax">kind: Certificate</text:p>
      <text:p text:style-name="Syntax">metadata:</text:p>
      <text:p text:style-name="Syntax"><text:s text:c="2"/>name: orp-certs</text:p>
      <text:p text:style-name="Syntax"><text:s text:c="2"/>namespace: istio-system #retuired istio-system (same as ingress-gateway service)</text:p>
      <text:p text:style-name="Syntax">spec:</text:p>
      <text:p text:style-name="Syntax"><text:s text:c="2"/>dnsNames:</text:p>
      <text:p text:style-name="Syntax"><text:s text:c="2"/>- auth.k8s.kstych.com</text:p>
      <text:p text:style-name="Syntax"><text:s text:c="2"/>- app.k8s.kstych.com</text:p>
      <text:p text:style-name="Syntax"><text:s text:c="2"/>secretName: orp-certs-tls</text:p>
      <text:p text:style-name="Syntax"><text:s text:c="2"/>issuerRef:</text:p>
      <text:p text:style-name="Syntax"><text:s text:c="4"/>kind: ClusterIssuer</text:p>
      <text:p text:style-name="Syntax"><text:s text:c="4"/>name: orp-letsencrypt</text:p>
      <text:p text:style-name="P24"/>
      <text:p text:style-name="P24"/>
      <text:p text:style-name="P24"/>
      <text:p text:style-name="P24"/>
      <text:p text:style-name="P67"/>
      <text:list xml:id="list31256488354079" text:continue-numbering="true" text:style-name="L13">
        <text:list-item>
          <text:p text:style-name="P94">Applying Istio Ingress</text:p>
        </text:list-item>
      </text:list>
      <text:p text:style-name="P7"># 06_keycloak_ingress.yaml</text:p>
      <text:p text:style-name="Syntax"/>
      <text:p text:style-name="Syntax">apiVersion: networking.istio.io/v1alpha3</text:p>
      <text:p text:style-name="Syntax">kind: Gateway</text:p>
      <text:p text:style-name="Syntax">metadata:</text:p>
      <text:p text:style-name="Syntax"><text:s text:c="2"/>name: orp-gateway</text:p>
      <text:p text:style-name="Syntax"><text:s text:c="2"/>namespace: orp</text:p>
      <text:p text:style-name="Syntax">spec:</text:p>
      <text:p text:style-name="Syntax"><text:s text:c="2"/>selector:</text:p>
      <text:p text:style-name="Syntax"><text:s text:c="4"/>istio: ingressgateway # use Istio default gateway implementation</text:p>
      <text:p text:style-name="Syntax"><text:s text:c="2"/>servers:</text:p>
      <text:p text:style-name="Syntax"><text:s text:c="2"/>- port:</text:p>
      <text:p text:style-name="Syntax"><text:s text:c="6"/>number: 80</text:p>
      <text:p text:style-name="Syntax"><text:s text:c="6"/>name: http</text:p>
      <text:p text:style-name="Syntax"><text:s text:c="6"/>protocol: HTTP</text:p>
      <text:p text:style-name="Syntax"><text:s text:c="4"/>hosts:</text:p>
      <text:p text:style-name="Syntax"><text:s text:c="4"/>- "auth.k8s.kstych.com"</text:p>
      <text:p text:style-name="Syntax"><text:s text:c="4"/>- "app.k8s.kstych.com"</text:p>
      <text:p text:style-name="Syntax"><text:s text:c="4"/>tls:</text:p>
      <text:p text:style-name="Syntax"><text:s text:c="6"/>httpsRedirect: true # sends 301 redirect for http requests</text:p>
      <text:p text:style-name="Syntax"><text:s text:c="2"/>- port:</text:p>
      <text:p text:style-name="Syntax"><text:s text:c="6"/>number: 443</text:p>
      <text:p text:style-name="Syntax"><text:s text:c="6"/>name: https-443</text:p>
      <text:p text:style-name="Syntax"><text:s text:c="6"/>protocol: HTTPS</text:p>
      <text:p text:style-name="Syntax"><text:s text:c="4"/>hosts:</text:p>
      <text:p text:style-name="Syntax"><text:s text:c="4"/>- app.k8s.kstych.com</text:p>
      <text:p text:style-name="Syntax"><text:s text:c="4"/>- auth.k8s.kstych.com</text:p>
      <text:p text:style-name="Syntax"><text:s text:c="4"/>tls:</text:p>
      <text:p text:style-name="Syntax"><text:s text:c="6"/>mode: SIMPLE</text:p>
      <text:p text:style-name="Syntax"><text:s text:c="6"/>credentialName: orp-certs-tls # This should match the Certifcate secretName</text:p>
      <text:p text:style-name="Syntax">---</text:p>
      <text:p text:style-name="Syntax"/>
      <text:p text:style-name="P42">apiVersion: networking.istio.io/v1alpha3</text:p>
      <text:p text:style-name="Syntax">kind: VirtualService</text:p>
      <text:p text:style-name="Syntax">metadata:</text:p>
      <text:p text:style-name="Syntax"><text:s text:c="2"/>name: keycloak</text:p>
      <text:p text:style-name="Syntax"><text:s text:c="2"/>namespace: orp</text:p>
      <text:p text:style-name="Syntax">spec:</text:p>
      <text:p text:style-name="Syntax"><text:s text:c="2"/>hosts:</text:p>
      <text:p text:style-name="Syntax"><text:s text:c="2"/>- "auth.k8s.kstych.com"</text:p>
      <text:p text:style-name="Syntax"><text:s text:c="2"/>gateways:</text:p>
      <text:p text:style-name="Syntax"><text:s text:c="2"/>- orp-gateway</text:p>
      <text:p text:style-name="Syntax"><text:s text:c="2"/>http:</text:p>
      <text:p text:style-name="Syntax"><text:s text:c="2"/>- match:</text:p>
      <text:p text:style-name="Syntax"><text:s text:c="4"/>- uri:</text:p>
      <text:p text:style-name="Syntax"><text:s text:c="8"/>prefix: /</text:p>
      <text:p text:style-name="Syntax"><text:s text:c="4"/>route:</text:p>
      <text:p text:style-name="Syntax"><text:s text:c="4"/>- destination:</text:p>
      <text:p text:style-name="Syntax"><text:s text:c="8"/>port:</text:p>
      <text:p text:style-name="Syntax"><text:s text:c="10"/>number: 8080</text:p>
      <text:p text:style-name="Syntax"><text:s text:c="8"/>host: keycloak</text:p>
      <text:p text:style-name="Syntax">---</text:p>
      <text:p text:style-name="Syntax">apiVersion: networking.istio.io/v1alpha3</text:p>
      <text:p text:style-name="Syntax">kind: VirtualService</text:p>
      <text:p text:style-name="Syntax">metadata:</text:p>
      <text:p text:style-name="Syntax"><text:s text:c="2"/>name: app-http</text:p>
      <text:p text:style-name="Syntax"><text:s text:c="2"/>namespace: orp</text:p>
      <text:p text:style-name="Syntax">spec:</text:p>
      <text:p text:style-name="Syntax"><text:s text:c="2"/>hosts:</text:p>
      <text:p text:style-name="Syntax"><text:s text:c="2"/>- "app.k8s.kstych.com"</text:p>
      <text:p text:style-name="Syntax"><text:s text:c="2"/>gateways:</text:p>
      <text:p text:style-name="Syntax"><text:s text:c="2"/>- orp-gateway</text:p>
      <text:p text:style-name="Syntax"><text:s text:c="2"/>http:</text:p>
      <text:p text:style-name="Syntax"><text:s text:c="2"/>- match:</text:p>
      <text:p text:style-name="Syntax"><text:s text:c="4"/>- uri:</text:p>
      <text:p text:style-name="Syntax"><text:s text:c="8"/>prefix: /</text:p>
      <text:p text:style-name="Syntax"><text:s text:c="4"/>route:</text:p>
      <text:p text:style-name="Syntax"><text:s text:c="4"/>- destination:</text:p>
      <text:p text:style-name="Syntax"><text:s text:c="8"/>port:</text:p>
      <text:p text:style-name="Syntax"><text:s text:c="10"/>number: 80</text:p>
      <text:p text:style-name="Syntax"><text:s text:c="8"/>host: http-service</text:p>
      <text:p text:style-name="P80"/>
      <text:p text:style-name="P67"/>
      <text:list xml:id="list31256032208135" text:continue-numbering="true" text:style-name="L13">
        <text:list-item>
          <text:p text:style-name="P94">Deploying Log Service</text:p>
        </text:list-item>
      </text:list>
      <text:p text:style-name="P13"># 07_log_service.yaml</text:p>
      <text:p text:style-name="P12"/>
      <text:p text:style-name="P12"># kubectl apply -f &lt;(../03_istio_helm/istio-1.8.0/bin/istioctl kube-inject -f 07_log_service.yaml) -n orp</text:p>
      <text:p text:style-name="P12"/>
      <text:p text:style-name="P12">kind: Service</text:p>
      <text:p text:style-name="P12">apiVersion: v1</text:p>
      <text:p text:style-name="P12">metadata:</text:p>
      <text:p text:style-name="P12"><text:s text:c="2"/>name: log-service</text:p>
      <text:p text:style-name="P12"><text:s text:c="2"/>namespace: orp</text:p>
      <text:p text:style-name="P12"><text:s text:c="2"/>labels:</text:p>
      <text:p text:style-name="P12"><text:s text:c="4"/>app: log-service</text:p>
      <text:p text:style-name="P12">spec:</text:p>
      <text:p text:style-name="P12"><text:s text:c="2"/>selector:</text:p>
      <text:p text:style-name="P12"><text:s text:c="4"/>app: log-app</text:p>
      <text:p text:style-name="P12"><text:s text:c="2"/>ports:</text:p>
      <text:p text:style-name="P12"><text:s text:c="2"/>- name: http</text:p>
      <text:p text:style-name="P12"><text:s text:c="4"/>protocol: TCP</text:p>
      <text:p text:style-name="P12"><text:s text:c="4"/>port: 80</text:p>
      <text:p text:style-name="P12"><text:s text:c="4"/>targetPort: 8085</text:p>
      <text:p text:style-name="P12">---</text:p>
      <text:p text:style-name="P12">apiVersion: apps/v1</text:p>
      <text:p text:style-name="P12">kind: Deployment</text:p>
      <text:p text:style-name="P12">metadata:</text:p>
      <text:p text:style-name="P12"><text:s text:c="2"/>name: log-app</text:p>
      <text:p text:style-name="P12"><text:s text:c="2"/>namespace: orp</text:p>
      <text:p text:style-name="P12"><text:s text:c="2"/>version: v1</text:p>
      <text:p text:style-name="P12">spec:</text:p>
      <text:p text:style-name="P12"><text:s text:c="2"/>replicas: 2</text:p>
      <text:p text:style-name="P12"><text:s text:c="2"/>selector:</text:p>
      <text:p text:style-name="P12"><text:s text:c="4"/>matchLabels:</text:p>
      <text:p text:style-name="P12"><text:s text:c="6"/>app: log-app</text:p>
      <text:p text:style-name="P12"><text:s text:c="6"/>version: v1</text:p>
      <text:p text:style-name="P12"><text:s text:c="2"/>template:</text:p>
      <text:p text:style-name="P12"><text:s text:c="4"/>metadata:</text:p>
      <text:p text:style-name="P12"><text:s text:c="6"/>labels:</text:p>
      <text:p text:style-name="P12"><text:s text:c="8"/>app: log-app</text:p>
      <text:p text:style-name="P12"><text:s text:c="8"/>version: v1</text:p>
      <text:p text:style-name="P12"><text:s text:c="4"/>spec:</text:p>
      <text:p text:style-name="P12"><text:s text:c="6"/>containers:</text:p>
      <text:p text:style-name="P12"><text:s text:c="6"/>- name: log-container</text:p>
      <text:p text:style-name="P12"><text:s text:c="8"/>image: registry.k8s.kstych.com/app_log:latest</text:p>
      <text:p text:style-name="P12"><text:s text:c="8"/>ports:</text:p>
      <text:p text:style-name="P12"><text:s text:c="8"/>- containerPort: 8085</text:p>
      <text:p text:style-name="P12"><text:s text:c="6"/>imagePullSecrets:</text:p>
      <text:p text:style-name="P12"><text:s text:c="6"/>- name: orp-registry-secret</text:p>
      <text:p text:style-name="P80"><text:span text:style-name="T12"/></text:p>
      <text:list xml:id="list31255845769201" text:continue-numbering="true" text:style-name="L13">
        <text:list-item>
          <text:p text:style-name="P92"><text:span text:style-name="T12">Deploying DB </text:span><text:span text:style-name="T16">with seperate postegres</text:span><text:span text:style-name="T12"> Service</text:span></text:p>
        </text:list-item>
      </text:list>
      <text:p text:style-name="P7"># 08_db_service.yaml</text:p>
      <text:p text:style-name="Syntax"/>
      <text:p text:style-name="Syntax"># kubectl apply -f &lt;(../03_istio_helm/istio-1.8.0/bin/istioctl kube-inject -f 08_db_service.yaml) -n orp</text:p>
      <text:p text:style-name="Syntax"/>
      <text:p text:style-name="Syntax"># Create Storage Class</text:p>
      <text:p text:style-name="Syntax">apiVersion: storage.k8s.io/v1</text:p>
      <text:p text:style-name="Syntax">kind: StorageClass</text:p>
      <text:p text:style-name="Syntax">metadata:</text:p>
      <text:p text:style-name="Syntax"><text:s text:c="2"/>name: orpstorage</text:p>
      <text:p text:style-name="Syntax">provisioner: nfspod</text:p>
      <text:p text:style-name="Syntax">parameters:</text:p>
      <text:p text:style-name="Syntax"><text:s text:c="2"/>archiveOnDelete: “false”</text:p>
      <text:p text:style-name="Syntax">---</text:p>
      <text:p text:style-name="Syntax">apiVersion: v1</text:p>
      <text:p text:style-name="Syntax">kind: PersistentVolume</text:p>
      <text:p text:style-name="Syntax">metadata:</text:p>
      <text:p text:style-name="Syntax"><text:s text:c="2"/>name: orp-db-volumne</text:p>
      <text:p text:style-name="Syntax"><text:s text:c="2"/>labels:</text:p>
      <text:p text:style-name="Syntax"><text:s text:c="4"/>name: orp-db-volumne # name can be anything</text:p>
      <text:p text:style-name="Syntax">spec:</text:p>
      <text:p text:style-name="Syntax"><text:s text:c="2"/>storageClassName: orpstorage # same storage class as pvc</text:p>
      <text:p text:style-name="Syntax"><text:s text:c="2"/>capacity:</text:p>
      <text:p text:style-name="Syntax"><text:s text:c="4"/>storage: 10Gi</text:p>
      <text:p text:style-name="Syntax"><text:s text:c="2"/>accessModes:</text:p>
      <text:p text:style-name="Syntax"><text:s text:c="4"/>- ReadWriteOnce</text:p>
      <text:p text:style-name="Syntax"><text:s text:c="2"/>nfs:</text:p>
      <text:p text:style-name="Syntax"><text:s text:c="4"/>server: 192.168.1.2 # ip addres of nfs server</text:p>
      <text:p text:style-name="Syntax"><text:s text:c="4"/>path: "/mnt/k8s/nfsroot/orp" # path to directory, make sure directory is available</text:p>
      <text:p text:style-name="Syntax">---</text:p>
      <text:p text:style-name="Syntax">apiVersion: v1</text:p>
      <text:p text:style-name="Syntax">kind: PersistentVolumeClaim</text:p>
      <text:p text:style-name="Syntax">metadata:</text:p>
      <text:p text:style-name="Syntax"><text:s text:c="2"/>name: orp-db-volumne</text:p>
      <text:p text:style-name="Syntax"><text:s text:c="2"/>namespace: orp</text:p>
      <text:p text:style-name="Syntax">spec:</text:p>
      <text:p text:style-name="Syntax"><text:s text:c="2"/>storageClassName: orpstorage</text:p>
      <text:p text:style-name="Syntax"><text:s text:c="2"/>accessModes:</text:p>
      <text:p text:style-name="Syntax"><text:s text:c="2"/>- ReadWriteOnce</text:p>
      <text:p text:style-name="Syntax"><text:s text:c="2"/>resources:</text:p>
      <text:p text:style-name="Syntax"><text:s text:c="4"/>requests:</text:p>
      <text:p text:style-name="Syntax"><text:soft-page-break/><text:s text:c="6"/>storage: 10Gi</text:p>
      <text:p text:style-name="Syntax">---</text:p>
      <text:p text:style-name="Syntax">apiVersion: apps/v1</text:p>
      <text:p text:style-name="Syntax">kind: Deployment</text:p>
      <text:p text:style-name="Syntax">metadata:</text:p>
      <text:p text:style-name="Syntax"><text:s text:c="2"/>name: postgres-appdb</text:p>
      <text:p text:style-name="Syntax"><text:s text:c="2"/>namespace: orp</text:p>
      <text:p text:style-name="Syntax">spec:</text:p>
      <text:p text:style-name="Syntax"><text:s text:c="2"/>replicas: 1</text:p>
      <text:p text:style-name="Syntax"><text:s text:c="2"/>selector:</text:p>
      <text:p text:style-name="Syntax"><text:s text:c="4"/>matchLabels:</text:p>
      <text:p text:style-name="Syntax"><text:s text:c="6"/>app: postgres-appdb</text:p>
      <text:p text:style-name="Syntax"><text:s text:c="2"/>strategy:</text:p>
      <text:p text:style-name="Syntax"><text:s text:c="4"/>type: Recreate</text:p>
      <text:p text:style-name="Syntax"><text:s text:c="2"/>template:</text:p>
      <text:p text:style-name="Syntax"><text:s text:c="4"/>metadata:</text:p>
      <text:p text:style-name="Syntax"><text:s text:c="6"/>labels:</text:p>
      <text:p text:style-name="Syntax"><text:s text:c="8"/>app: postgres-appdb</text:p>
      <text:p text:style-name="Syntax"><text:s text:c="4"/>spec:</text:p>
      <text:p text:style-name="Syntax"><text:s text:c="6"/>containers:</text:p>
      <text:p text:style-name="Syntax"><text:s text:c="6"/>- name: postgres</text:p>
      <text:p text:style-name="Syntax"><text:s text:c="8"/>env:</text:p>
      <text:p text:style-name="Syntax"><text:s text:c="8"/>- name: POSTGRES_DB</text:p>
      <text:p text:style-name="Syntax"><text:s text:c="10"/>value: appdb</text:p>
      <text:p text:style-name="Syntax"><text:s text:c="8"/>- name: POSTGRES_PASSWORD</text:p>
      <text:p text:style-name="Syntax"><text:s text:c="10"/>value: password</text:p>
      <text:p text:style-name="Syntax"><text:s text:c="8"/>- name: POSTGRES_USER</text:p>
      <text:p text:style-name="Syntax"><text:s text:c="10"/>value: user</text:p>
      <text:p text:style-name="Syntax"><text:s text:c="8"/>- name: PGDATA</text:p>
      <text:p text:style-name="Syntax"><text:s text:c="10"/>value: /var/lib/postgresql/data/pgdata</text:p>
      <text:p text:style-name="Syntax"><text:s text:c="8"/>image: postgres</text:p>
      <text:p text:style-name="Syntax"><text:s text:c="8"/>ports:</text:p>
      <text:p text:style-name="Syntax"><text:s text:c="8"/>- containerPort: 5432</text:p>
      <text:p text:style-name="Syntax"><text:s text:c="8"/>volumeMounts:</text:p>
      <text:p text:style-name="Syntax"><text:s text:c="8"/>- mountPath: /var/lib/postgresql/data</text:p>
      <text:p text:style-name="Syntax"><text:s text:c="10"/>name: postgres-data-vol</text:p>
      <text:p text:style-name="Syntax"><text:s text:c="10"/>subPath: postgresappdb</text:p>
      <text:p text:style-name="Syntax"><text:s text:c="6"/>restartPolicy: Always</text:p>
      <text:p text:style-name="Syntax"><text:s text:c="6"/>volumes:</text:p>
      <text:p text:style-name="Syntax"><text:s text:c="6"/>- name: postgres-data-vol</text:p>
      <text:p text:style-name="Syntax"><text:s text:c="8"/>persistentVolumeClaim:</text:p>
      <text:p text:style-name="Syntax"><text:s text:c="10"/>claimName: orp-db-volumne</text:p>
      <text:p text:style-name="Syntax">---</text:p>
      <text:p text:style-name="Syntax"/>
      <text:p text:style-name="P42">apiVersion: v1</text:p>
      <text:p text:style-name="Syntax">kind: Service</text:p>
      <text:p text:style-name="Syntax">metadata:</text:p>
      <text:p text:style-name="Syntax"><text:s text:c="2"/>name: postgres-appdb</text:p>
      <text:p text:style-name="Syntax"><text:s text:c="2"/>namespace: orp</text:p>
      <text:p text:style-name="Syntax">spec:</text:p>
      <text:p text:style-name="Syntax"><text:s text:c="2"/>selector:</text:p>
      <text:p text:style-name="Syntax"><text:s text:c="4"/>app: postgres-appdb</text:p>
      <text:p text:style-name="Syntax"><text:s text:c="2"/>ports:</text:p>
      <text:p text:style-name="Syntax"><text:s text:c="2"/>- name: postgres-appdb-port</text:p>
      <text:p text:style-name="Syntax"><text:s text:c="4"/>port: 5432</text:p>
      <text:p text:style-name="Syntax"><text:s text:c="4"/>targetPort: 5432</text:p>
      <text:p text:style-name="Syntax">---</text:p>
      <text:p text:style-name="Syntax"/>
      <text:p text:style-name="Syntax">kind: Service</text:p>
      <text:p text:style-name="Syntax">apiVersion: v1</text:p>
      <text:p text:style-name="Syntax">metadata:</text:p>
      <text:p text:style-name="Syntax"><text:s text:c="2"/>name: db-service</text:p>
      <text:p text:style-name="Syntax"><text:s text:c="2"/>namespace: orp</text:p>
      <text:p text:style-name="Syntax"><text:s text:c="2"/>labels:</text:p>
      <text:p text:style-name="Syntax"><text:s text:c="4"/>app: db-service</text:p>
      <text:p text:style-name="Syntax">spec:</text:p>
      <text:p text:style-name="Syntax"><text:s text:c="2"/>selector:</text:p>
      <text:p text:style-name="Syntax"><text:s text:c="4"/>app: db-app</text:p>
      <text:p text:style-name="Syntax"><text:s text:c="2"/>ports:</text:p>
      <text:p text:style-name="Syntax"><text:s text:c="2"/>- name: http</text:p>
      <text:p text:style-name="Syntax"><text:s text:c="4"/>protocol: TCP</text:p>
      <text:p text:style-name="Syntax"><text:s text:c="4"/>port: 80</text:p>
      <text:p text:style-name="Syntax"><text:s text:c="4"/>targetPort: 8081</text:p>
      <text:p text:style-name="Syntax">---</text:p>
      <text:p text:style-name="Syntax"/>
      <text:p text:style-name="P42">apiVersion: apps/v1</text:p>
      <text:p text:style-name="Syntax">kind: Deployment</text:p>
      <text:p text:style-name="Syntax">metadata:</text:p>
      <text:p text:style-name="Syntax"><text:s text:c="2"/>name: db-app</text:p>
      <text:p text:style-name="Syntax"><text:s text:c="2"/>namespace: orp</text:p>
      <text:p text:style-name="Syntax"><text:s text:c="2"/>version: v1</text:p>
      <text:p text:style-name="Syntax">spec:</text:p>
      <text:p text:style-name="Syntax"><text:s text:c="2"/>replicas: 2</text:p>
      <text:p text:style-name="Syntax"><text:s text:c="2"/>selector:</text:p>
      <text:p text:style-name="Syntax"><text:s text:c="4"/>matchLabels:</text:p>
      <text:p text:style-name="Syntax"><text:s text:c="6"/>app: db-app</text:p>
      <text:p text:style-name="Syntax"><text:s text:c="6"/>version: v1</text:p>
      <text:p text:style-name="Syntax"><text:s text:c="2"/>template:</text:p>
      <text:p text:style-name="Syntax"><text:s text:c="4"/>metadata:</text:p>
      <text:p text:style-name="Syntax"><text:s text:c="6"/>labels:</text:p>
      <text:p text:style-name="Syntax"><text:s text:c="8"/>app: db-app</text:p>
      <text:p text:style-name="Syntax"><text:s text:c="8"/>version: v1</text:p>
      <text:p text:style-name="Syntax"><text:s text:c="4"/>spec:</text:p>
      <text:p text:style-name="Syntax"><text:s text:c="6"/>containers:</text:p>
      <text:p text:style-name="Syntax"><text:s text:c="6"/>- name: db-container</text:p>
      <text:p text:style-name="Syntax"><text:s text:c="8"/>image: registry.k8s.kstych.com/appdb:latest</text:p>
      <text:p text:style-name="Syntax"><text:s text:c="8"/>ports:</text:p>
      <text:p text:style-name="Syntax"><text:s text:c="8"/>- containerPort: 8081</text:p>
      <text:p text:style-name="Syntax"><text:s text:c="6"/>imagePullSecrets:</text:p>
      <text:p text:style-name="Syntax"><text:s text:c="8"/>- name: orp-registry-secret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31255817824664" text:continue-numbering="true" text:style-name="L13">
        <text:list-item>
          <text:p text:style-name="P94">Deploying Http Service</text:p>
        </text:list-item>
      </text:list>
      <text:p text:style-name="P7"># 09_apphttp.yaml</text:p>
      <text:p text:style-name="Syntax"/>
      <text:p text:style-name="Syntax"># kubectl apply -f &lt;(../03_istio_helm/istio-1.8.0/bin/istioctl kube-inject -f 09_apphttp.yaml) -n orp</text:p>
      <text:p text:style-name="Syntax"/>
      <text:p text:style-name="Syntax">kind: Service</text:p>
      <text:p text:style-name="Syntax">apiVersion: v1</text:p>
      <text:p text:style-name="Syntax">metadata:</text:p>
      <text:p text:style-name="Syntax"><text:s text:c="2"/>name: http-service</text:p>
      <text:p text:style-name="Syntax"><text:s text:c="2"/>namespace: orp</text:p>
      <text:p text:style-name="Syntax"><text:s text:c="2"/>labels:</text:p>
      <text:p text:style-name="Syntax"><text:s text:c="4"/>app: http-service</text:p>
      <text:p text:style-name="Syntax">spec:</text:p>
      <text:p text:style-name="Syntax"><text:s text:c="2"/>selector:</text:p>
      <text:p text:style-name="Syntax"><text:s text:c="4"/>app: http-app</text:p>
      <text:p text:style-name="Syntax"><text:s text:c="2"/>ports:</text:p>
      <text:p text:style-name="Syntax"><text:s text:c="2"/>- name: http</text:p>
      <text:p text:style-name="Syntax"><text:s text:c="4"/>protocol: TCP</text:p>
      <text:p text:style-name="Syntax"><text:s text:c="4"/>port: 80</text:p>
      <text:p text:style-name="Syntax"><text:s text:c="4"/>targetPort: 8082</text:p>
      <text:p text:style-name="Syntax">---</text:p>
      <text:p text:style-name="Syntax"/>
      <text:p text:style-name="P42">apiVersion: apps/v1</text:p>
      <text:p text:style-name="Syntax">kind: Deployment</text:p>
      <text:p text:style-name="Syntax">metadata:</text:p>
      <text:p text:style-name="Syntax"><text:s text:c="2"/>name: http-app</text:p>
      <text:p text:style-name="Syntax"><text:s text:c="2"/>namespace: orp</text:p>
      <text:p text:style-name="Syntax"><text:s text:c="2"/>version: v1</text:p>
      <text:p text:style-name="Syntax">spec:</text:p>
      <text:p text:style-name="Syntax"><text:s text:c="2"/>replicas: 2</text:p>
      <text:p text:style-name="Syntax"><text:s text:c="2"/>selector:</text:p>
      <text:p text:style-name="Syntax"><text:s text:c="4"/>matchLabels:</text:p>
      <text:p text:style-name="Syntax"><text:s text:c="6"/>app: http-app</text:p>
      <text:p text:style-name="Syntax"><text:s text:c="6"/>version: v1</text:p>
      <text:p text:style-name="Syntax"><text:s text:c="2"/>template:</text:p>
      <text:p text:style-name="Syntax"><text:s text:c="4"/>metadata:</text:p>
      <text:p text:style-name="Syntax"><text:s text:c="6"/>labels:</text:p>
      <text:p text:style-name="Syntax"><text:s text:c="8"/>app: http-app</text:p>
      <text:p text:style-name="Syntax"><text:s text:c="8"/>version: v1</text:p>
      <text:p text:style-name="Syntax"><text:s text:c="4"/>spec:</text:p>
      <text:p text:style-name="Syntax"><text:s text:c="6"/>containers:</text:p>
      <text:p text:style-name="Syntax"><text:s text:c="6"/>- name: http-app</text:p>
      <text:p text:style-name="Syntax"><text:s text:c="8"/>image: registry.k8s.kstych.com/apphttp:latest</text:p>
      <text:p text:style-name="Syntax"><text:s text:c="8"/>ports:</text:p>
      <text:p text:style-name="Syntax"><text:s text:c="8"/>- containerPort: 8082</text:p>
      <text:p text:style-name="Syntax"><text:s text:c="6"/>imagePullSecrets:</text:p>
      <text:p text:style-name="P14"><text:s text:c="6"/>- name: orp-registry-secret</text:p>
      <text:p text:style-name="P25"/>
      <text:p text:style-name="P25"/>
      <text:p text:style-name="P51"/>
      <text:p text:style-name="P96">10. Applying Destination Rule for micro-services to connect each other.</text:p>
      <text:p text:style-name="P7"># 10_destrules.yaml</text:p>
      <text:p text:style-name="Syntax"/>
      <text:p text:style-name="Syntax">apiVersion: networking.istio.io/v1alpha3</text:p>
      <text:p text:style-name="Syntax">kind: DestinationRule</text:p>
      <text:p text:style-name="Syntax">metadata:</text:p>
      <text:p text:style-name="Syntax"><text:s text:c="2"/>name: http-service</text:p>
      <text:p text:style-name="Syntax"><text:s text:c="2"/>namespace: orp</text:p>
      <text:p text:style-name="Syntax">spec:</text:p>
      <text:p text:style-name="Syntax"><text:s text:c="2"/>host: http-service</text:p>
      <text:p text:style-name="Syntax"><text:s text:c="2"/>subsets:</text:p>
      <text:p text:style-name="Syntax"><text:s text:c="2"/>- name: v1</text:p>
      <text:p text:style-name="Syntax"><text:s text:c="4"/>labels:</text:p>
      <text:p text:style-name="Syntax"><text:s text:c="6"/>version: v1</text:p>
      <text:p text:style-name="Syntax">---</text:p>
      <text:p text:style-name="Syntax">apiVersion: networking.istio.io/v1alpha3</text:p>
      <text:p text:style-name="Syntax">kind: DestinationRule</text:p>
      <text:p text:style-name="Syntax">metadata:</text:p>
      <text:p text:style-name="Syntax"><text:s text:c="2"/>name: db-service</text:p>
      <text:p text:style-name="Syntax"><text:s text:c="2"/>namespace: orp</text:p>
      <text:p text:style-name="Syntax">spec:</text:p>
      <text:p text:style-name="Syntax"><text:s text:c="2"/>host: db-service</text:p>
      <text:p text:style-name="Syntax"><text:s text:c="2"/>subsets:</text:p>
      <text:p text:style-name="Syntax"><text:s text:c="2"/>- name: v1</text:p>
      <text:p text:style-name="Syntax"><text:s text:c="4"/>labels:</text:p>
      <text:p text:style-name="Syntax"><text:s text:c="6"/>version: v1</text:p>
      <text:p text:style-name="Syntax">---</text:p>
      <text:p text:style-name="Syntax">apiVersion: networking.istio.io/v1alpha3</text:p>
      <text:p text:style-name="Syntax">kind: DestinationRule</text:p>
      <text:p text:style-name="Syntax">metadata:</text:p>
      <text:p text:style-name="Syntax"><text:s text:c="2"/>name: log-service</text:p>
      <text:p text:style-name="Syntax"><text:s text:c="2"/>namespace: orp</text:p>
      <text:p text:style-name="Syntax">spec:</text:p>
      <text:p text:style-name="Syntax"><text:s text:c="2"/>host: log-service</text:p>
      <text:p text:style-name="Syntax"><text:s text:c="2"/>subsets:</text:p>
      <text:p text:style-name="Syntax"><text:s text:c="2"/>- name: v1</text:p>
      <text:p text:style-name="Syntax"><text:s text:c="4"/>labels:</text:p>
      <text:p text:style-name="Syntax"><text:s text:c="6"/>version: v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yntax" style:family="paragraph" style:parent-style-name="Preformatted_20_Text" style:list-style-name="" style:master-page-name="">
      <loext:graphic-properties draw:fill="solid" draw:fill-color="#eeeeee"/>
      <style:paragraph-properties fo:margin-left="0.2in" fo:margin-right="0.0799in" fo:margin-top="0in" fo:margin-bottom="0in" style:contextual-spacing="true" fo:line-height="115%" fo:text-indent="0in" style:auto-text-indent="false" style:page-number="auto" fo:background-color="#eeeeee" fo:padding="0.0799in" fo:border="0.06pt solid #000000">
        <style:tab-stops/>
        <style:drop-cap/>
      </style:paragraph-properties>
      <style:text-properties style:font-name="Source Code Pro" fo:font-family="'Source Code Pro'" style:font-style-name="Regular" style:font-pitch="fixe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sytle" style:family="paragraph" style:parent-style-name="Text_20_body">
      <style:text-properties fo:font-size="18pt" fo:font-weight="normal" officeooo:rsid="00269f44" style:font-size-asian="28pt" style:font-weight-asian="normal" style:font-size-complex="28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480b26"/>
    </style:style>
    <style:style style:name="MT2" style:family="text">
      <style:text-properties officeooo:rsid="004b43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roject ORP<text:tab/></text:span><text:span text:style-name="MT2">Case Study Doc</text:span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31T17:49:24.251342190</meta:creation-date>
    <meta:generator>LibreOffice/7.0.4.2$Linux_X86_64 LibreOffice_project/00$Build-2</meta:generator>
    <dc:date>2021-01-04T03:12:53.329750049</dc:date>
    <meta:editing-duration>PT1H20M55S</meta:editing-duration>
    <meta:editing-cycles>36</meta:editing-cycles>
    <meta:document-statistic meta:table-count="0" meta:image-count="0" meta:object-count="0" meta:page-count="48" meta:paragraph-count="1235" meta:word-count="3321" meta:character-count="29362" meta:non-whitespace-character-count="23647"/>
  </office:meta>
</office:document-meta>
</file>